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00fc291" officeooo:paragraph-rsid="00114954"/>
    </style:style>
    <style:style style:name="P3" style:family="paragraph" style:parent-style-name="Standard">
      <style:text-properties style:font-name="Liberation Serif" officeooo:rsid="004b8088" officeooo:paragraph-rsid="004b8088"/>
    </style:style>
    <style:style style:name="P4" style:family="paragraph" style:parent-style-name="Standard">
      <style:text-properties style:font-name="Liberation Serif" officeooo:rsid="0011a4d0" officeooo:paragraph-rsid="0011a4d0"/>
    </style:style>
    <style:style style:name="P5" style:family="paragraph" style:parent-style-name="Standard">
      <style:text-properties style:font-name="Liberation Serif" officeooo:rsid="0011a4d0" officeooo:paragraph-rsid="001907f0"/>
    </style:style>
    <style:style style:name="P6" style:family="paragraph" style:parent-style-name="Standard">
      <style:text-properties style:font-name="Liberation Serif" officeooo:rsid="004a01f9" officeooo:paragraph-rsid="004a01f9"/>
    </style:style>
    <style:style style:name="P7" style:family="paragraph" style:parent-style-name="Standard">
      <style:text-properties style:font-name="Liberation Serif" officeooo:rsid="0014c609" officeooo:paragraph-rsid="0014c609"/>
    </style:style>
    <style:style style:name="P8" style:family="paragraph" style:parent-style-name="Standard">
      <style:text-properties style:font-name="Liberation Serif" officeooo:rsid="0014c609" officeooo:paragraph-rsid="0016bf41"/>
    </style:style>
    <style:style style:name="P9" style:family="paragraph" style:parent-style-name="Standard">
      <style:text-properties style:font-name="Liberation Serif" officeooo:rsid="0014c609" officeooo:paragraph-rsid="001907f0"/>
    </style:style>
    <style:style style:name="P10" style:family="paragraph" style:parent-style-name="Standard">
      <style:text-properties style:font-name="Liberation Serif" officeooo:rsid="0014c609" officeooo:paragraph-rsid="001a838b"/>
    </style:style>
    <style:style style:name="P11" style:family="paragraph" style:parent-style-name="Standard">
      <style:text-properties style:font-name="Liberation Serif" officeooo:rsid="0014c609" officeooo:paragraph-rsid="001e96a6"/>
    </style:style>
    <style:style style:name="P12" style:family="paragraph" style:parent-style-name="Standard">
      <style:text-properties style:font-name="Liberation Serif" officeooo:rsid="0014c609" officeooo:paragraph-rsid="001eca1c"/>
    </style:style>
    <style:style style:name="P13" style:family="paragraph" style:parent-style-name="Standard">
      <style:text-properties style:font-name="Liberation Serif" officeooo:rsid="0014c609" officeooo:paragraph-rsid="002240ce"/>
    </style:style>
    <style:style style:name="P14" style:family="paragraph" style:parent-style-name="Standard">
      <style:text-properties style:font-name="Liberation Serif" officeooo:rsid="0014c609" officeooo:paragraph-rsid="00239d03"/>
    </style:style>
    <style:style style:name="P15" style:family="paragraph" style:parent-style-name="Standard">
      <style:text-properties style:font-name="Liberation Serif" officeooo:rsid="0014c609" officeooo:paragraph-rsid="0024ee50"/>
    </style:style>
    <style:style style:name="P16" style:family="paragraph" style:parent-style-name="Standard">
      <style:text-properties style:font-name="Liberation Serif" officeooo:rsid="0014c609" officeooo:paragraph-rsid="00318051"/>
    </style:style>
    <style:style style:name="P17" style:family="paragraph" style:parent-style-name="Standard">
      <style:text-properties style:font-name="Liberation Serif" officeooo:rsid="0014c609" officeooo:paragraph-rsid="00320a36"/>
    </style:style>
    <style:style style:name="P18" style:family="paragraph" style:parent-style-name="Standard">
      <style:text-properties style:font-name="Liberation Serif" officeooo:rsid="0014c609" officeooo:paragraph-rsid="0033f307"/>
    </style:style>
    <style:style style:name="P19" style:family="paragraph" style:parent-style-name="Standard">
      <style:text-properties style:font-name="Liberation Serif" officeooo:rsid="0014c609" officeooo:paragraph-rsid="003abb59"/>
    </style:style>
    <style:style style:name="P20" style:family="paragraph" style:parent-style-name="Standard">
      <style:text-properties style:font-name="Liberation Serif" officeooo:rsid="0014c609" officeooo:paragraph-rsid="003af18c"/>
    </style:style>
    <style:style style:name="P21" style:family="paragraph" style:parent-style-name="Standard">
      <style:paragraph-properties fo:text-align="start" style:justify-single-word="false"/>
      <style:text-properties style:font-name="Liberation Serif" officeooo:rsid="0014c609" officeooo:paragraph-rsid="003abb59"/>
    </style:style>
    <style:style style:name="P22" style:family="paragraph" style:parent-style-name="Standard">
      <style:paragraph-properties fo:text-align="start" style:justify-single-word="false"/>
      <style:text-properties style:font-name="Liberation Serif" officeooo:rsid="0014c609" officeooo:paragraph-rsid="003bd002"/>
    </style:style>
    <style:style style:name="P23" style:family="paragraph" style:parent-style-name="Standard">
      <style:text-properties style:font-name="Liberation Serif" officeooo:paragraph-rsid="0016bf41"/>
    </style:style>
    <style:style style:name="P24" style:family="paragraph" style:parent-style-name="Standard">
      <style:text-properties style:font-name="Liberation Serif" officeooo:rsid="001c955f" officeooo:paragraph-rsid="001c955f"/>
    </style:style>
    <style:style style:name="P25" style:family="paragraph" style:parent-style-name="Standard">
      <style:text-properties style:font-name="Liberation Serif" officeooo:rsid="001c955f" officeooo:paragraph-rsid="001eca1c"/>
    </style:style>
    <style:style style:name="P26" style:family="paragraph" style:parent-style-name="Standard">
      <style:text-properties style:font-name="Liberation Serif" officeooo:paragraph-rsid="001a838b"/>
    </style:style>
    <style:style style:name="P27" style:family="paragraph" style:parent-style-name="Standard">
      <style:text-properties style:font-name="Liberation Serif" fo:font-size="12pt" officeooo:rsid="0014c609" officeooo:paragraph-rsid="0024ee50"/>
    </style:style>
    <style:style style:name="P28" style:family="paragraph" style:parent-style-name="Standard">
      <style:text-properties style:font-name="Liberation Serif" fo:font-size="12pt" officeooo:rsid="0014c609" officeooo:paragraph-rsid="00271531"/>
    </style:style>
    <style:style style:name="P29" style:family="paragraph" style:parent-style-name="Standard">
      <style:text-properties style:font-name="Liberation Serif" fo:font-size="12pt" officeooo:rsid="0014c609" officeooo:paragraph-rsid="0028f3ac"/>
    </style:style>
    <style:style style:name="P30" style:family="paragraph" style:parent-style-name="Standard">
      <style:text-properties style:font-name="Liberation Serif" fo:font-size="12pt" officeooo:rsid="0014c609" officeooo:paragraph-rsid="0029051f"/>
    </style:style>
    <style:style style:name="P31" style:family="paragraph" style:parent-style-name="Standard">
      <style:text-properties style:font-name="Liberation Serif" fo:font-size="12pt" officeooo:rsid="0014c609" officeooo:paragraph-rsid="0026c1fe"/>
    </style:style>
    <style:style style:name="P32" style:family="paragraph" style:parent-style-name="Standard">
      <style:text-properties style:font-name="Liberation Serif" fo:font-size="12pt" fo:font-weight="normal" officeooo:rsid="006c9d87" officeooo:paragraph-rsid="006c9d87" style:font-size-asian="10.5pt" style:font-weight-asian="normal" style:font-size-complex="12pt" style:font-weight-complex="normal"/>
    </style:style>
    <style:style style:name="P33" style:family="paragraph" style:parent-style-name="Standard">
      <style:text-properties style:font-name="Liberation Serif" fo:font-size="12pt" fo:font-weight="normal" officeooo:rsid="00483c0a" officeooo:paragraph-rsid="00483c0a" style:font-size-asian="10.5pt" style:font-weight-asian="normal" style:font-size-complex="12pt" style:font-weight-complex="normal"/>
    </style:style>
    <style:style style:name="P34" style:family="paragraph" style:parent-style-name="Standard">
      <style:text-properties style:font-name="Liberation Serif" fo:font-size="12pt" officeooo:rsid="0024ee50" officeooo:paragraph-rsid="0024ee50"/>
    </style:style>
    <style:style style:name="P35" style:family="paragraph" style:parent-style-name="Standard">
      <style:text-properties style:font-name="Liberation Serif" fo:font-size="12pt" officeooo:rsid="00271531" officeooo:paragraph-rsid="00271531"/>
    </style:style>
    <style:style style:name="P36" style:family="paragraph" style:parent-style-name="Standard">
      <style:text-properties style:font-name="Liberation Serif" fo:font-size="12pt" officeooo:rsid="00271531" officeooo:paragraph-rsid="0028f3ac"/>
    </style:style>
    <style:style style:name="P37" style:family="paragraph" style:parent-style-name="Standard">
      <style:text-properties style:font-name="Liberation Serif" fo:font-size="12pt" officeooo:rsid="0029051f" officeooo:paragraph-rsid="0029051f"/>
    </style:style>
    <style:style style:name="P38" style:family="paragraph" style:parent-style-name="Standard">
      <style:text-properties style:font-name="Liberation Serif" fo:font-size="12pt" officeooo:rsid="0026c1fe" officeooo:paragraph-rsid="00271531"/>
    </style:style>
    <style:style style:name="P39" style:family="paragraph" style:parent-style-name="Standard">
      <style:text-properties style:font-name="Liberation Serif" fo:font-size="12pt" officeooo:rsid="0026c1fe" officeooo:paragraph-rsid="0026c1fe"/>
    </style:style>
    <style:style style:name="P40" style:family="paragraph" style:parent-style-name="Standard">
      <style:text-properties style:font-name="Liberation Serif" fo:font-size="12pt" fo:font-weight="bold" officeooo:rsid="006c9d87" officeooo:paragraph-rsid="006c9d87" style:font-size-asian="10.5pt" style:font-weight-asian="bold" style:font-size-complex="12pt" style:font-weight-complex="bold"/>
    </style:style>
    <style:style style:name="P41" style:family="paragraph" style:parent-style-name="Standard">
      <style:text-properties style:font-name="Liberation Serif" officeooo:rsid="002fa5aa" officeooo:paragraph-rsid="002fa5aa"/>
    </style:style>
    <style:style style:name="P42" style:family="paragraph" style:parent-style-name="Standard">
      <style:text-properties style:font-name="Liberation Serif" officeooo:rsid="002fa5aa" officeooo:paragraph-rsid="003abb59"/>
    </style:style>
    <style:style style:name="P43" style:family="paragraph" style:parent-style-name="Standard">
      <style:text-properties style:font-name="Liberation Serif" officeooo:rsid="002db66b" officeooo:paragraph-rsid="002db66b"/>
    </style:style>
    <style:style style:name="P44" style:family="paragraph" style:parent-style-name="Standard">
      <style:text-properties style:font-name="Liberation Serif" officeooo:rsid="002db66b" officeooo:paragraph-rsid="003abb59"/>
    </style:style>
    <style:style style:name="P45" style:family="paragraph" style:parent-style-name="Standard">
      <style:text-properties style:font-name="Liberation Serif" officeooo:paragraph-rsid="00320a36"/>
    </style:style>
    <style:style style:name="P46" style:family="paragraph" style:parent-style-name="Standard">
      <style:text-properties style:font-name="Liberation Serif" officeooo:rsid="003528ac" officeooo:paragraph-rsid="003528ac"/>
    </style:style>
    <style:style style:name="P47" style:family="paragraph" style:parent-style-name="Standard">
      <style:text-properties style:font-name="Liberation Serif" officeooo:rsid="0036b5c8" officeooo:paragraph-rsid="0036b5c8"/>
    </style:style>
    <style:style style:name="P48" style:family="paragraph" style:parent-style-name="Standard">
      <style:text-properties style:font-name="Liberation Serif" officeooo:rsid="00351e1c" officeooo:paragraph-rsid="00351e1c"/>
    </style:style>
    <style:style style:name="P49" style:family="paragraph" style:parent-style-name="Standard">
      <style:text-properties style:font-name="Liberation Serif" officeooo:rsid="003abb59" officeooo:paragraph-rsid="003abb59"/>
    </style:style>
    <style:style style:name="P50" style:family="paragraph" style:parent-style-name="Standard">
      <style:paragraph-properties fo:text-align="start" style:justify-single-word="false"/>
      <style:text-properties style:font-name="Liberation Serif" officeooo:paragraph-rsid="003abb59"/>
    </style:style>
    <style:style style:name="P51" style:family="paragraph" style:parent-style-name="Standard">
      <style:paragraph-properties fo:text-align="start" style:justify-single-word="false"/>
      <style:text-properties style:font-name="Liberation Serif" fo:font-size="10pt" officeooo:rsid="0014c609" officeooo:paragraph-rsid="003abb59" style:font-size-asian="10pt"/>
    </style:style>
    <style:style style:name="P52" style:family="paragraph" style:parent-style-name="Standard">
      <style:paragraph-properties fo:text-align="start" style:justify-single-word="false"/>
      <style:text-properties style:font-name="Liberation Serif" fo:font-size="10pt" officeooo:rsid="0014c609" officeooo:paragraph-rsid="003c17ff" style:font-size-asian="10pt"/>
    </style:style>
    <style:style style:name="P53" style:family="paragraph" style:parent-style-name="Standard">
      <style:paragraph-properties fo:text-align="start" style:justify-single-word="false"/>
      <style:text-properties style:font-name="Liberation Serif" fo:font-size="10pt" officeooo:rsid="0014c609" officeooo:paragraph-rsid="003e009b" style:font-size-asian="10pt"/>
    </style:style>
    <style:style style:name="P54" style:family="paragraph" style:parent-style-name="Standard">
      <style:paragraph-properties fo:text-align="start" style:justify-single-word="false"/>
      <style:text-properties style:font-name="Liberation Serif" fo:font-size="10pt" officeooo:rsid="0014c609" officeooo:paragraph-rsid="003fd206" style:font-size-asian="10pt"/>
    </style:style>
    <style:style style:name="P55" style:family="paragraph" style:parent-style-name="Standard">
      <style:text-properties style:font-name="Liberation Serif" officeooo:rsid="00439fab" officeooo:paragraph-rsid="00439fab"/>
    </style:style>
    <style:style style:name="P56" style:family="paragraph" style:parent-style-name="Standard">
      <style:text-properties style:font-name="Liberation Serif" officeooo:rsid="00464027" officeooo:paragraph-rsid="00464027"/>
    </style:style>
    <style:style style:name="P57" style:family="paragraph" style:parent-style-name="Standard">
      <style:text-properties style:font-name="Liberation Serif" officeooo:rsid="00483c0a" officeooo:paragraph-rsid="00483c0a"/>
    </style:style>
    <style:style style:name="P58" style:family="paragraph" style:parent-style-name="Standard">
      <style:text-properties style:font-name="Liberation Serif" fo:font-size="14pt" fo:font-weight="bold" officeooo:rsid="00483c0a" officeooo:paragraph-rsid="00483c0a" style:font-size-asian="14pt" style:font-weight-asian="bold" style:font-size-complex="14pt" style:font-weight-complex="bold"/>
    </style:style>
    <style:style style:name="P59" style:family="paragraph" style:parent-style-name="Standard">
      <style:text-properties style:font-name="Liberation Serif" fo:font-size="14pt" fo:font-weight="bold" officeooo:rsid="00483c0a" officeooo:paragraph-rsid="0081d3c7" style:font-size-asian="14pt" style:font-weight-asian="bold" style:font-size-complex="14pt" style:font-weight-complex="bold"/>
    </style:style>
    <style:style style:name="P60" style:family="paragraph" style:parent-style-name="Standard">
      <style:text-properties style:font-name="Liberation Serif" officeooo:paragraph-rsid="006c9d87"/>
    </style:style>
    <style:style style:name="P61" style:family="paragraph" style:parent-style-name="Standard">
      <style:text-properties style:font-name="Liberation Serif" officeooo:rsid="0016bf41" officeooo:paragraph-rsid="0016bf41"/>
    </style:style>
    <style:style style:name="P62" style:family="paragraph" style:parent-style-name="Standard">
      <style:text-properties style:font-name="Liberation Serif" officeooo:rsid="0016bf41" officeooo:paragraph-rsid="001eca1c"/>
    </style:style>
    <style:style style:name="P63" style:family="paragraph" style:parent-style-name="Standard">
      <style:text-properties style:font-name="Liberation Serif" officeooo:rsid="0016bf41" officeooo:paragraph-rsid="001a838b"/>
    </style:style>
    <style:style style:name="P64" style:family="paragraph" style:parent-style-name="Standard">
      <style:text-properties style:font-name="Liberation Serif" officeooo:rsid="0016bf41" officeooo:paragraph-rsid="00320a36"/>
    </style:style>
    <style:style style:name="P65" style:family="paragraph" style:parent-style-name="Standard">
      <style:paragraph-properties fo:text-align="start" style:justify-single-word="false"/>
      <style:text-properties style:font-name="Liberation Serif" officeooo:rsid="0016bf41" officeooo:paragraph-rsid="003abb59"/>
    </style:style>
    <style:style style:name="P66" style:family="paragraph" style:parent-style-name="Standard">
      <style:text-properties style:font-name="Liberation Serif" officeooo:rsid="0024ee50" officeooo:paragraph-rsid="0024ee50"/>
    </style:style>
    <style:style style:name="P67" style:family="paragraph" style:parent-style-name="Standard">
      <style:text-properties style:font-name="Liberation Serif" officeooo:rsid="0024ee50" officeooo:paragraph-rsid="003abb59"/>
    </style:style>
    <style:style style:name="P68" style:family="paragraph" style:parent-style-name="Standard">
      <style:paragraph-properties fo:text-align="start" style:justify-single-word="false"/>
      <style:text-properties style:font-name="Liberation Serif" officeooo:rsid="0024ee50" officeooo:paragraph-rsid="003abb59"/>
    </style:style>
    <style:style style:name="P69" style:family="paragraph" style:parent-style-name="Standard">
      <style:text-properties style:font-name="Liberation Serif" officeooo:rsid="00318051" officeooo:paragraph-rsid="00318051"/>
    </style:style>
    <style:style style:name="P70" style:family="paragraph" style:parent-style-name="Standard">
      <style:paragraph-properties fo:text-align="start" style:justify-single-word="false"/>
      <style:text-properties style:font-name="Liberation Serif" officeooo:rsid="00318051" officeooo:paragraph-rsid="003bd002"/>
    </style:style>
    <style:style style:name="P71" style:family="paragraph" style:parent-style-name="Standard">
      <style:text-properties style:font-name="Liberation Serif" fo:font-weight="bold" officeooo:rsid="0014c609" officeooo:paragraph-rsid="0014c609" style:font-weight-asian="bold" style:font-weight-complex="bold"/>
    </style:style>
    <style:style style:name="P72" style:family="paragraph" style:parent-style-name="Standard">
      <style:text-properties style:font-name="Liberation Serif" fo:font-weight="bold" officeooo:rsid="0014c609" officeooo:paragraph-rsid="001907f0" style:font-weight-asian="bold" style:font-weight-complex="bold"/>
    </style:style>
    <style:style style:name="P73" style:family="paragraph" style:parent-style-name="Standard">
      <style:text-properties style:font-name="Liberation Serif" fo:font-weight="bold" officeooo:rsid="0014c609" officeooo:paragraph-rsid="0024ee50" style:font-weight-asian="bold" style:font-weight-complex="bold"/>
    </style:style>
    <style:style style:name="P74" style:family="paragraph" style:parent-style-name="Standard">
      <style:text-properties style:font-name="Liberation Serif" fo:font-weight="bold" officeooo:rsid="0014c609" officeooo:paragraph-rsid="0033f307" style:font-weight-asian="bold" style:font-weight-complex="bold"/>
    </style:style>
    <style:style style:name="P75" style:family="paragraph" style:parent-style-name="Standard">
      <style:text-properties style:font-name="Liberation Serif" fo:font-weight="bold" officeooo:rsid="00886e2b" officeooo:paragraph-rsid="00886e2b" style:font-weight-asian="bold" style:font-weight-complex="bold"/>
    </style:style>
    <style:style style:name="P76" style:family="paragraph" style:parent-style-name="Standard">
      <style:text-properties style:font-name="Liberation Serif" officeooo:paragraph-rsid="008673ee"/>
    </style:style>
    <style:style style:name="P77" style:family="paragraph" style:parent-style-name="Standard">
      <style:text-properties style:font-name="Liberation Serif" officeooo:rsid="00886e2b" officeooo:paragraph-rsid="00886e2b"/>
    </style:style>
    <style:style style:name="P78" style:family="paragraph" style:parent-style-name="Standard">
      <style:text-properties style:font-name="Liberation Serif" officeooo:paragraph-rsid="006d3c7a"/>
    </style:style>
    <style:style style:name="P79" style:family="paragraph" style:parent-style-name="Standard">
      <style:text-properties style:font-name="Liberation Serif" fo:font-weight="normal" officeooo:rsid="0092d38f" officeooo:paragraph-rsid="0092d38f" style:font-weight-asian="normal" style:font-weight-complex="normal"/>
    </style:style>
    <style:style style:name="P80" style:family="paragraph" style:parent-style-name="Standard">
      <style:paragraph-properties fo:text-align="start" style:justify-single-word="false"/>
      <style:text-properties fo:color="#000000" style:font-name="Liberation Serif" fo:font-size="10pt" officeooo:rsid="0014c609" officeooo:paragraph-rsid="003abb59" style:font-size-asian="10pt"/>
    </style:style>
    <style:style style:name="P81" style:family="paragraph" style:parent-style-name="Standard">
      <style:paragraph-properties fo:text-align="start" style:justify-single-word="false"/>
      <style:text-properties fo:color="#000000" style:font-name="Liberation Serif" fo:font-size="10pt" officeooo:rsid="003c17ff" officeooo:paragraph-rsid="003c17ff" style:font-size-asian="10pt"/>
    </style:style>
    <style:style style:name="P82" style:family="paragraph" style:parent-style-name="Standard">
      <style:paragraph-properties fo:text-align="start" style:justify-single-word="false"/>
      <style:text-properties fo:color="#000000" style:font-name="Liberation Serif" fo:font-size="10pt" officeooo:rsid="0024ee50" officeooo:paragraph-rsid="003bd002" style:font-size-asian="10pt"/>
    </style:style>
    <style:style style:name="P83" style:family="paragraph" style:parent-style-name="Standard">
      <style:text-properties officeooo:paragraph-rsid="006d3c7a"/>
    </style:style>
    <style:style style:name="P84" style:family="paragraph" style:parent-style-name="Standard">
      <style:paragraph-properties fo:margin-left="0in" fo:margin-right="0in" fo:text-align="start" style:justify-single-word="false" fo:text-indent="0in" style:auto-text-indent="false"/>
      <style:text-properties style:font-name="Liberation Serif"/>
    </style:style>
    <style:style style:name="P85" style:family="paragraph" style:parent-style-name="Standard">
      <style:paragraph-properties fo:margin-left="0in" fo:margin-right="0in" fo:text-align="start" style:justify-single-word="false" fo:text-indent="0in" style:auto-text-indent="false"/>
      <style:text-properties style:font-name="Liberation Serif" officeooo:paragraph-rsid="0017ec8f"/>
    </style:style>
    <style:style style:name="P86" style:family="paragraph" style:parent-style-name="Standard">
      <style:paragraph-properties fo:margin-left="0in" fo:margin-right="0in" fo:text-align="start" style:justify-single-word="false" fo:text-indent="0in" style:auto-text-indent="false"/>
      <style:text-properties style:font-name="Liberation Serif" officeooo:paragraph-rsid="001a838b"/>
    </style:style>
    <style:style style:name="P87" style:family="paragraph" style:parent-style-name="Standard">
      <style:paragraph-properties fo:margin-left="0in" fo:margin-right="0in" fo:text-align="start" style:justify-single-word="false" fo:text-indent="0in" style:auto-text-indent="false"/>
      <style:text-properties style:font-name="Liberation Serif" officeooo:paragraph-rsid="00320a36"/>
    </style:style>
    <style:style style:name="P88" style:family="paragraph" style:parent-style-name="Standard">
      <style:paragraph-properties fo:margin-left="0in" fo:margin-right="0in" fo:text-align="start" style:justify-single-word="false" fo:text-indent="0in" style:auto-text-indent="false"/>
      <style:text-properties style:font-name="Liberation Serif" officeooo:paragraph-rsid="003abb59"/>
    </style:style>
    <style:style style:name="P89" style:family="paragraph" style:parent-style-name="Standard">
      <style:paragraph-properties fo:margin-left="0in" fo:margin-right="0in" fo:text-align="start" style:justify-single-word="false" fo:text-indent="0in" style:auto-text-indent="false"/>
      <style:text-properties style:font-name="Liberation Serif" fo:font-size="10pt" style:font-size-asian="10pt"/>
    </style:style>
    <style:style style:name="P90" style:family="paragraph" style:parent-style-name="Standard">
      <style:paragraph-properties fo:margin-left="0in" fo:margin-right="0in" fo:text-align="start" style:justify-single-word="false" fo:text-indent="0in" style:auto-text-indent="false"/>
      <style:text-properties style:font-name="Liberation Serif" fo:font-size="10pt" officeooo:paragraph-rsid="001a838b" style:font-size-asian="10pt"/>
    </style:style>
    <style:style style:name="P91" style:family="paragraph" style:parent-style-name="Standard">
      <style:paragraph-properties fo:margin-left="0in" fo:margin-right="0in" fo:text-align="start" style:justify-single-word="false" fo:text-indent="0in" style:auto-text-indent="false"/>
      <style:text-properties style:font-name="Liberation Serif" fo:font-size="10pt" officeooo:paragraph-rsid="00320a36" style:font-size-asian="10pt"/>
    </style:style>
    <style:style style:name="P92" style:family="paragraph" style:parent-style-name="Standard">
      <style:paragraph-properties fo:margin-left="0in" fo:margin-right="0in" fo:text-align="start" style:justify-single-word="false" fo:text-indent="0in" style:auto-text-indent="false"/>
      <style:text-properties style:font-name="Liberation Serif" fo:font-size="10pt" officeooo:paragraph-rsid="003abb59" style:font-size-asian="10pt"/>
    </style:style>
    <style:style style:name="P93" style:family="paragraph" style:parent-style-name="Standard">
      <style:paragraph-properties fo:margin-left="0in" fo:margin-right="0in" fo:text-align="start" style:justify-single-word="false" fo:text-indent="0in" style:auto-text-indent="false"/>
      <style:text-properties fo:color="#000000" style:font-name="Liberation Serif" fo:font-size="10pt" style:font-size-asian="10pt"/>
    </style:style>
    <style:style style:name="P94" style:family="paragraph" style:parent-style-name="Standard">
      <style:paragraph-properties fo:margin-left="0in" fo:margin-right="0in" fo:text-align="start" style:justify-single-word="false" fo:text-indent="0in" style:auto-text-indent="false"/>
      <style:text-properties fo:color="#000000" style:font-name="Liberation Serif" fo:font-size="10pt" officeooo:paragraph-rsid="001a838b" style:font-size-asian="10pt"/>
    </style:style>
    <style:style style:name="P95" style:family="paragraph" style:parent-style-name="Standard">
      <style:paragraph-properties fo:margin-left="0in" fo:margin-right="0in" fo:text-align="start" style:justify-single-word="false" fo:text-indent="0in" style:auto-text-indent="false"/>
      <style:text-properties fo:color="#000000" style:font-name="Liberation Serif" fo:font-size="10pt" officeooo:paragraph-rsid="00320a36" style:font-size-asian="10pt"/>
    </style:style>
    <style:style style:name="P96" style:family="paragraph" style:parent-style-name="Standard">
      <style:paragraph-properties fo:margin-left="0in" fo:margin-right="0in" fo:text-align="start" style:justify-single-word="false" fo:text-indent="0in" style:auto-text-indent="false"/>
      <style:text-properties fo:color="#000000" style:font-name="Liberation Serif" fo:font-size="10pt" officeooo:paragraph-rsid="003abb59" style:font-size-asian="10pt"/>
    </style:style>
    <style:style style:name="P97" style:family="paragraph" style:parent-style-name="Text_20_body">
      <style:text-properties officeooo:paragraph-rsid="005fd971"/>
    </style:style>
    <style:style style:name="P98" style:family="paragraph" style:parent-style-name="Text_20_body">
      <style:text-properties officeooo:paragraph-rsid="007ba8c2"/>
    </style:style>
    <style:style style:name="P99" style:family="paragraph" style:parent-style-name="Table_20_Contents">
      <style:text-properties style:font-name="Liberation Serif"/>
    </style:style>
    <style:style style:name="P100" style:family="paragraph" style:parent-style-name="Table_20_Contents">
      <style:text-properties style:font-name="Liberation Serif" officeooo:rsid="000c1693" officeooo:paragraph-rsid="000c1693"/>
    </style:style>
    <style:style style:name="P101" style:family="paragraph" style:parent-style-name="Table_20_Contents">
      <style:text-properties style:font-name="Liberation Serif" officeooo:rsid="000c1693" officeooo:paragraph-rsid="00131a56"/>
    </style:style>
    <style:style style:name="P102" style:family="paragraph" style:parent-style-name="Table_20_Contents">
      <style:text-properties style:font-name="Liberation Serif" officeooo:rsid="000ddcaa" officeooo:paragraph-rsid="000ddcaa"/>
    </style:style>
    <style:style style:name="P103" style:family="paragraph" style:parent-style-name="Table_20_Contents">
      <style:text-properties style:font-name="Liberation Serif" officeooo:rsid="0011a4d0" officeooo:paragraph-rsid="0011a4d0"/>
    </style:style>
    <style:style style:name="P104" style:family="paragraph" style:parent-style-name="Table_20_Contents">
      <style:text-properties style:font-name="Liberation Serif" officeooo:rsid="0012f63f" officeooo:paragraph-rsid="0012f63f"/>
    </style:style>
    <style:style style:name="P105" style:family="paragraph" style:parent-style-name="Table_20_Contents">
      <style:text-properties style:font-name="Liberation Serif" officeooo:rsid="00131a56" officeooo:paragraph-rsid="00131a56"/>
    </style:style>
    <style:style style:name="P106" style:family="paragraph" style:parent-style-name="Standard" style:list-style-name="L2"/>
    <style:style style:name="P107" style:family="paragraph" style:parent-style-name="Standard" style:list-style-name="L4">
      <style:text-properties officeooo:paragraph-rsid="00b8d347"/>
    </style:style>
    <style:style style:name="P108" style:family="paragraph" style:parent-style-name="Standard" style:list-style-name="L7">
      <style:paragraph-properties fo:margin-top="0in" fo:margin-bottom="0in" loext:contextual-spacing="false" fo:text-align="start" style:justify-single-word="false"/>
      <style:text-properties style:font-name="Liberation Serif" fo:font-size="12pt" officeooo:paragraph-rsid="00a2ea8e" style:font-size-asian="12pt" style:font-size-complex="12pt"/>
    </style:style>
    <style:style style:name="P109" style:family="paragraph" style:parent-style-name="Standard" style:list-style-name="L4">
      <style:paragraph-properties fo:margin-top="0in" fo:margin-bottom="0in" loext:contextual-spacing="false" fo:text-align="start" style:justify-single-word="false"/>
      <style:text-properties style:font-name="Liberation Serif" fo:font-size="10.5pt" officeooo:rsid="0091e6f3" officeooo:paragraph-rsid="00a1a4c4" fo:background-color="#ffffff" style:font-size-asian="10.5pt" style:font-size-complex="10.5pt"/>
    </style:style>
    <style:style style:name="P110" style:family="paragraph" style:parent-style-name="Standard">
      <style:paragraph-properties fo:margin-top="0in" fo:margin-bottom="0in" loext:contextual-spacing="false" fo:text-align="start" style:justify-single-word="false"/>
      <style:text-properties style:font-name="Liberation Serif" fo:font-size="10.5pt" officeooo:rsid="0091e6f3" officeooo:paragraph-rsid="00a1a4c4" fo:background-color="#ffffff" style:font-size-asian="10.5pt" style:font-size-complex="10.5pt"/>
    </style:style>
    <style:style style:name="P111" style:family="paragraph" style:parent-style-name="Standard" style:list-style-name="L7">
      <style:paragraph-properties fo:margin-top="0in" fo:margin-bottom="0in" loext:contextual-spacing="false" fo:text-align="start" style:justify-single-word="false"/>
      <style:text-properties style:font-name="Liberation Serif" fo:font-size="10.5pt" officeooo:rsid="0091e6f3" officeooo:paragraph-rsid="00a2ea8e" fo:background-color="#ffffff" style:font-size-asian="10.5pt" style:font-size-complex="10.5pt"/>
    </style:style>
    <style:style style:name="P112" style:family="paragraph" style:parent-style-name="Standard" style:list-style-name="L4">
      <style:paragraph-properties fo:margin-top="0in" fo:margin-bottom="0in" loext:contextual-spacing="false" fo:text-align="start" style:justify-single-word="false"/>
      <style:text-properties fo:color="#000000" style:font-name="Liberation Serif" fo:font-size="12pt" officeooo:rsid="0007db32" officeooo:paragraph-rsid="00a47125" fo:background-color="#ffffff" style:font-size-asian="12pt" style:font-size-complex="12pt"/>
    </style:style>
    <style:style style:name="P113" style:family="paragraph" style:parent-style-name="Standard" style:list-style-name="L4">
      <style:paragraph-properties fo:margin-top="0in" fo:margin-bottom="0in" loext:contextual-spacing="false" fo:text-align="start" style:justify-single-word="false"/>
      <style:text-properties fo:color="#000000" style:font-name="Liberation Serif" fo:font-size="12pt" officeooo:rsid="0007f3dd" officeooo:paragraph-rsid="00a4a6cd" fo:background-color="#ffffff" style:font-size-asian="12pt" style:font-size-complex="12pt"/>
    </style:style>
    <style:style style:name="P114" style:family="paragraph" style:parent-style-name="Standard" style:list-style-name="L10">
      <style:paragraph-properties fo:margin-top="0in" fo:margin-bottom="0in" loext:contextual-spacing="false" fo:text-align="start" style:justify-single-word="false"/>
      <style:text-properties fo:color="#000000" style:font-name="Liberation Serif" fo:font-size="12pt" officeooo:rsid="0007f3dd" officeooo:paragraph-rsid="00a4a6cd" fo:background-color="#ffffff" style:font-size-asian="12pt" style:font-size-complex="12pt"/>
    </style:style>
    <style:style style:name="P115" style:family="paragraph" style:parent-style-name="Standard" style:list-style-name="L11">
      <style:paragraph-properties fo:margin-top="0in" fo:margin-bottom="0in" loext:contextual-spacing="false" fo:text-align="start" style:justify-single-word="false"/>
      <style:text-properties fo:color="#000000" style:font-name="Liberation Serif" fo:font-size="12pt" officeooo:rsid="0007f3dd" officeooo:paragraph-rsid="00a5dfaa" fo:background-color="#ffffff" style:font-size-asian="12pt" style:font-size-complex="12pt"/>
    </style:style>
    <style:style style:name="P116" style:family="paragraph" style:parent-style-name="Standard" style:list-style-name="L13">
      <style:paragraph-properties fo:margin-top="0in" fo:margin-bottom="0in" loext:contextual-spacing="false" fo:text-align="start" style:justify-single-word="false"/>
      <style:text-properties fo:color="#000000" style:font-name="Liberation Serif" fo:font-size="12pt" officeooo:rsid="0007f3dd" officeooo:paragraph-rsid="00a6e63c" fo:background-color="#ffffff" style:font-size-asian="12pt" style:font-size-complex="12pt"/>
    </style:style>
    <style:style style:name="P117" style:family="paragraph" style:parent-style-name="Standard" style:list-style-name="L4">
      <style:paragraph-properties fo:margin-top="0in" fo:margin-bottom="0in" loext:contextual-spacing="false" fo:text-align="start" style:justify-single-word="false"/>
      <style:text-properties fo:color="#000000" style:font-name="Liberation Serif" fo:font-size="12pt" officeooo:rsid="00a4a6cd" officeooo:paragraph-rsid="00a4a6cd" fo:background-color="#ffffff" style:font-size-asian="12pt" style:font-size-complex="12pt"/>
    </style:style>
    <style:style style:name="P118" style:family="paragraph" style:parent-style-name="Standard" style:list-style-name="L11">
      <style:paragraph-properties fo:margin-top="0in" fo:margin-bottom="0in" loext:contextual-spacing="false" fo:text-align="start" style:justify-single-word="false"/>
      <style:text-properties fo:color="#000000" style:font-name="Liberation Serif" fo:font-size="12pt" officeooo:rsid="00b73561" officeooo:paragraph-rsid="00b73561" fo:background-color="#ffffff" style:font-size-asian="12pt" style:font-size-complex="12pt"/>
    </style:style>
    <style:style style:name="P119" style:family="paragraph" style:parent-style-name="Text_20_body" style:list-style-name="L3">
      <style:text-properties officeooo:paragraph-rsid="006045db"/>
    </style:style>
    <style:style style:name="P120" style:family="paragraph" style:parent-style-name="Text_20_body" style:list-style-name="L3">
      <style:text-properties officeooo:paragraph-rsid="00a8c9f1"/>
    </style:style>
    <style:style style:name="P121" style:family="paragraph" style:parent-style-name="Text_20_body" style:list-style-name="L3">
      <style:text-properties officeooo:paragraph-rsid="00aac299"/>
    </style:style>
    <style:style style:name="P122" style:family="paragraph" style:parent-style-name="Text_20_body" style:list-style-name="L3">
      <style:text-properties officeooo:paragraph-rsid="00ac3550"/>
    </style:style>
    <style:style style:name="P123" style:family="paragraph" style:parent-style-name="Text_20_body" style:list-style-name="L3">
      <style:text-properties officeooo:paragraph-rsid="00ad2da2"/>
    </style:style>
    <style:style style:name="P124" style:family="paragraph" style:parent-style-name="Text_20_body" style:list-style-name="L3">
      <style:text-properties officeooo:paragraph-rsid="00b18872"/>
    </style:style>
    <style:style style:name="P125" style:family="paragraph" style:parent-style-name="Text_20_body" style:list-style-name="L4">
      <style:text-properties officeooo:paragraph-rsid="00a1a4c4"/>
    </style:style>
    <style:style style:name="P126" style:family="paragraph" style:parent-style-name="Text_20_body">
      <style:text-properties style:font-name="Liberation Serif" officeooo:rsid="00483c0a" officeooo:paragraph-rsid="008673ee"/>
    </style:style>
    <style:style style:name="P127" style:family="paragraph" style:parent-style-name="Text_20_body">
      <style:text-properties style:font-name="Liberation Serif" officeooo:rsid="00970bf1" officeooo:paragraph-rsid="00970bf1"/>
    </style:style>
    <style:style style:name="P128" style:family="paragraph" style:parent-style-name="Text_20_body" style:list-style-name="L4">
      <style:text-properties officeooo:rsid="00a2ea8e" officeooo:paragraph-rsid="00a3aacc"/>
    </style:style>
    <style:style style:name="P129" style:family="paragraph" style:parent-style-name="Text_20_body" style:list-style-name="L8">
      <style:text-properties officeooo:rsid="00a2ea8e" officeooo:paragraph-rsid="00a47125"/>
    </style:style>
    <style:style style:name="P130" style:family="paragraph" style:parent-style-name="Text_20_body">
      <style:text-properties officeooo:paragraph-rsid="00a8c9f1"/>
    </style:style>
    <style:style style:name="P131" style:family="paragraph" style:parent-style-name="Text_20_body">
      <style:text-properties officeooo:paragraph-rsid="00b22da7"/>
    </style:style>
    <style:style style:name="P132" style:family="paragraph" style:parent-style-name="Text_20_body" style:list-style-name="L1">
      <style:paragraph-properties fo:margin-top="0in" fo:margin-bottom="0in" loext:contextual-spacing="false"/>
      <style:text-properties style:font-name="Liberation Serif" officeooo:paragraph-rsid="004c381e"/>
    </style:style>
    <style:style style:name="P133" style:family="paragraph" style:parent-style-name="Text_20_body" style:list-style-name="L1">
      <style:paragraph-properties fo:margin-top="0in" fo:margin-bottom="0in" loext:contextual-spacing="false"/>
      <style:text-properties style:font-name="Liberation Serif" officeooo:paragraph-rsid="00739b3e"/>
    </style:style>
    <style:style style:name="P134" style:family="paragraph" style:parent-style-name="Text_20_body" style:list-style-name="L2">
      <style:paragraph-properties fo:margin-top="0in" fo:margin-bottom="0in" loext:contextual-spacing="false"/>
      <style:text-properties style:font-name="Liberation Serif" officeooo:rsid="005a67e7" officeooo:paragraph-rsid="005a67e7"/>
    </style:style>
    <style:style style:name="P135" style:family="paragraph" style:parent-style-name="Text_20_body" style:list-style-name="L4">
      <style:paragraph-properties fo:margin-top="0in" fo:margin-bottom="0in" loext:contextual-spacing="false"/>
      <style:text-properties style:font-name="Liberation Serif" officeooo:rsid="005a67e7" officeooo:paragraph-rsid="00739b3e"/>
    </style:style>
    <style:style style:name="P136" style:family="paragraph" style:parent-style-name="Text_20_body" style:list-style-name="L2">
      <style:paragraph-properties fo:margin-top="0in" fo:margin-bottom="0in" loext:contextual-spacing="false"/>
      <style:text-properties style:font-name="Liberation Serif" officeooo:paragraph-rsid="005a67e7"/>
    </style:style>
    <style:style style:name="P137" style:family="paragraph" style:parent-style-name="Text_20_body" style:list-style-name="L4">
      <style:paragraph-properties fo:margin-top="0in" fo:margin-bottom="0in" loext:contextual-spacing="false"/>
      <style:text-properties style:font-name="Liberation Serif" officeooo:paragraph-rsid="00739b3e"/>
    </style:style>
    <style:style style:name="P138" style:family="paragraph" style:parent-style-name="Text_20_body" style:list-style-name="L4">
      <style:paragraph-properties fo:margin-top="0in" fo:margin-bottom="0in" loext:contextual-spacing="false"/>
      <style:text-properties style:font-name="Liberation Serif" officeooo:paragraph-rsid="00a1a4c4"/>
    </style:style>
    <style:style style:name="P139" style:family="paragraph" style:parent-style-name="Text_20_body" style:list-style-name="L4">
      <style:paragraph-properties fo:margin-top="0in" fo:margin-bottom="0in" loext:contextual-spacing="false"/>
      <style:text-properties style:font-name="Liberation Serif" fo:font-size="12pt" fo:font-weight="normal" officeooo:rsid="00051124" officeooo:paragraph-rsid="00a1a4c4" style:font-size-asian="12pt" style:font-weight-asian="normal" style:font-size-complex="12pt" style:font-weight-complex="normal"/>
    </style:style>
    <style:style style:name="P140" style:family="paragraph" style:parent-style-name="Text_20_body" style:list-style-name="L2">
      <style:paragraph-properties fo:margin-top="0in" fo:margin-bottom="0in" loext:contextual-spacing="false"/>
      <style:text-properties officeooo:paragraph-rsid="006b1e29"/>
    </style:style>
    <style:style style:name="P141" style:family="paragraph" style:parent-style-name="Text_20_body" style:list-style-name="L2">
      <style:paragraph-properties fo:margin-top="0in" fo:margin-bottom="0in" loext:contextual-spacing="false"/>
      <style:text-properties officeooo:paragraph-rsid="00ac3550"/>
    </style:style>
    <style:style style:name="T1" style:family="text">
      <style:text-properties officeooo:rsid="000ddcaa"/>
    </style:style>
    <style:style style:name="T2" style:family="text">
      <style:text-properties officeooo:rsid="00114954"/>
    </style:style>
    <style:style style:name="T3" style:family="text">
      <style:text-properties officeooo:rsid="0011a4d0"/>
    </style:style>
    <style:style style:name="T4" style:family="text">
      <style:text-properties officeooo:rsid="00127894"/>
    </style:style>
    <style:style style:name="T5" style:family="text">
      <style:text-properties officeooo:rsid="00131a56"/>
    </style:style>
    <style:style style:name="T6" style:family="text">
      <style:text-properties officeooo:rsid="0014c609"/>
    </style:style>
    <style:style style:name="T7" style:family="text">
      <style:text-properties officeooo:rsid="0016bf41"/>
    </style:style>
    <style:style style:name="T8" style:family="text">
      <style:text-properties fo:color="#000000"/>
    </style:style>
    <style:style style:name="T9" style:family="text">
      <style:text-properties fo:color="#000000" fo:font-size="10pt" style:font-size-asian="10pt"/>
    </style:style>
    <style:style style:name="T10" style:family="text">
      <style:text-properties fo:color="#000000" fo:font-size="10pt" officeooo:rsid="0017ec8f" style:font-size-asian="10pt"/>
    </style:style>
    <style:style style:name="T11" style:family="text">
      <style:text-properties fo:color="#000000" fo:font-size="10pt" officeooo:rsid="0014c609" style:font-size-asian="10pt"/>
    </style:style>
    <style:style style:name="T12" style:family="text">
      <style:text-properties fo:color="#000000" fo:font-weight="bold" style:font-weight-asian="bold"/>
    </style:style>
    <style:style style:name="T13" style:family="text">
      <style:text-properties fo:color="#000000" fo:font-size="12pt"/>
    </style:style>
    <style:style style:name="T14" style:family="text">
      <style:text-properties fo:color="#000000" officeooo:rsid="003c17ff"/>
    </style:style>
    <style:style style:name="T15" style:family="text">
      <style:text-properties fo:color="#000000" officeooo:rsid="003e009b"/>
    </style:style>
    <style:style style:name="T16" style:family="text">
      <style:text-properties fo:color="#000000" officeooo:rsid="003fd206"/>
    </style:style>
    <style:style style:name="T17" style:family="text">
      <style:text-properties fo:color="#000000" style:font-name="Liberation Serif" fo:font-size="12pt" fo:font-weight="normal" officeooo:rsid="00051124" style:font-size-asian="12pt" style:font-weight-asian="normal" style:font-size-complex="12pt" style:font-weight-complex="normal"/>
    </style:style>
    <style:style style:name="T18" style:family="text">
      <style:text-properties fo:color="#000000" style:font-name="Liberation Serif" fo:font-size="12pt" fo:font-weight="normal" officeooo:rsid="009a5d34" style:font-size-asian="12pt" style:font-weight-asian="normal" style:font-size-complex="12pt" style:font-weight-complex="normal"/>
    </style:style>
    <style:style style:name="T19" style:family="text">
      <style:text-properties fo:color="#000000" style:font-name="Liberation Serif" fo:font-size="12pt" fo:font-weight="normal" officeooo:rsid="00052f23" style:font-size-asian="12pt" style:font-weight-asian="normal" style:font-size-complex="12pt" style:font-weight-complex="normal"/>
    </style:style>
    <style:style style:name="T20" style:family="text">
      <style:text-properties fo:color="#000000" style:font-name="Liberation Serif" fo:font-size="12pt" fo:font-weight="normal" officeooo:rsid="0006d95c" style:font-size-asian="12pt" style:font-weight-asian="normal" style:font-size-complex="12pt" style:font-weight-complex="normal"/>
    </style:style>
    <style:style style:name="T21" style:family="text">
      <style:text-properties fo:color="#000000" style:font-name="Liberation Serif" fo:font-size="12pt" fo:font-weight="normal" officeooo:rsid="009cacbf" style:font-size-asian="12pt" style:font-weight-asian="normal" style:font-size-complex="12pt" style:font-weight-complex="normal"/>
    </style:style>
    <style:style style:name="T22" style:family="text">
      <style:text-properties fo:color="#000000" style:font-name="Liberation Serif" fo:font-size="12pt" fo:font-weight="normal" officeooo:rsid="00052f23" fo:background-color="#ffffff" loext:char-shading-value="0" style:font-size-asian="12pt" style:font-weight-asian="normal" style:font-size-complex="12pt" style:font-weight-complex="normal"/>
    </style:style>
    <style:style style:name="T23" style:family="text">
      <style:text-properties fo:color="#000000" style:font-name="Liberation Serif" fo:font-size="12pt" fo:font-weight="normal" officeooo:rsid="0007db32" fo:background-color="#ffffff" loext:char-shading-value="0" style:font-size-asian="12pt" style:font-weight-asian="normal" style:font-size-complex="12pt" style:font-weight-complex="normal"/>
    </style:style>
    <style:style style:name="T24" style:family="text">
      <style:text-properties fo:color="#000000" style:font-name="Liberation Serif" fo:font-size="12pt" fo:font-weight="normal" officeooo:rsid="00ad7825" fo:background-color="#ffffff" loext:char-shading-value="0" style:font-size-asian="12pt" style:font-weight-asian="normal" style:font-size-complex="12pt" style:font-weight-complex="normal"/>
    </style:style>
    <style:style style:name="T25" style:family="text">
      <style:text-properties fo:color="#000000" style:font-name="Liberation Serif" fo:font-size="12pt" fo:font-weight="normal" officeooo:rsid="00ae5b8f" fo:background-color="#ffffff" loext:char-shading-value="0" style:font-size-asian="12pt" style:font-weight-asian="normal" style:font-size-complex="12pt" style:font-weight-complex="normal"/>
    </style:style>
    <style:style style:name="T26" style:family="text">
      <style:text-properties fo:color="#000000" style:font-name="Liberation Serif" fo:font-size="12pt" fo:font-weight="normal" officeooo:rsid="00aec72e" fo:background-color="#ffffff" loext:char-shading-value="0" style:font-size-asian="12pt" style:font-weight-asian="normal" style:font-size-complex="12pt" style:font-weight-complex="normal"/>
    </style:style>
    <style:style style:name="T27" style:family="text">
      <style:text-properties fo:color="#000000" style:font-name="Liberation Serif" fo:font-size="12pt" officeooo:rsid="0007db32" fo:background-color="#ffffff" loext:char-shading-value="0" style:font-size-asian="12pt" style:font-size-complex="12pt"/>
    </style:style>
    <style:style style:name="T28" style:family="text">
      <style:text-properties fo:color="#000000" style:font-name="Liberation Serif" fo:font-size="12pt" officeooo:rsid="00a3aacc" fo:background-color="#ffffff" loext:char-shading-value="0" style:font-size-asian="12pt" style:font-size-complex="12pt"/>
    </style:style>
    <style:style style:name="T29" style:family="text">
      <style:text-properties fo:color="#000000" style:font-name="Liberation Serif" fo:font-size="12pt" officeooo:rsid="00a47125" fo:background-color="#ffffff" loext:char-shading-value="0" style:font-size-asian="12pt" style:font-size-complex="12pt"/>
    </style:style>
    <style:style style:name="T30" style:family="text">
      <style:text-properties fo:color="#000000" officeooo:rsid="009a5d34"/>
    </style:style>
    <style:style style:name="T31" style:family="text">
      <style:text-properties fo:color="#000000" fo:background-color="#ffffff" loext:char-shading-value="0"/>
    </style:style>
    <style:style style:name="T32" style:family="text">
      <style:text-properties fo:color="#000000" officeooo:rsid="0006d95c" fo:background-color="#ffffff" loext:char-shading-value="0"/>
    </style:style>
    <style:style style:name="T33" style:family="text">
      <style:text-properties fo:color="#000000" officeooo:rsid="009cacbf" fo:background-color="#ffffff" loext:char-shading-value="0"/>
    </style:style>
    <style:style style:name="T34" style:family="text">
      <style:text-properties fo:color="#000000" fo:font-weight="normal" fo:background-color="#ffffff" loext:char-shading-value="0" style:font-weight-asian="normal" style:font-weight-complex="normal"/>
    </style:style>
    <style:style style:name="T35" style:family="text">
      <style:text-properties fo:color="#000000" fo:font-weight="normal" officeooo:rsid="00052f23" fo:background-color="#ffffff" loext:char-shading-value="0" style:font-weight-asian="normal" style:font-weight-complex="normal"/>
    </style:style>
    <style:style style:name="T36" style:family="text">
      <style:text-properties fo:color="#000000" style:font-name="Liberation Serif" style:text-underline-style="solid" style:text-underline-width="auto" style:text-underline-color="font-color" fo:background-color="#ffffff" loext:char-shading-value="0"/>
    </style:style>
    <style:style style:name="T37" style:family="text">
      <style:text-properties fo:color="#000000" style:font-name="Liberation Serif" style:text-underline-style="solid" style:text-underline-width="auto" style:text-underline-color="font-color" officeooo:rsid="009a5d34" fo:background-color="#ffffff" loext:char-shading-value="0"/>
    </style:style>
    <style:style style:name="T38" style:family="text">
      <style:text-properties fo:color="#000000" style:font-name="Liberation Serif" fo:font-size="12pt" style:text-underline-style="solid" style:text-underline-width="auto" style:text-underline-color="font-color" fo:font-weight="normal" officeooo:rsid="0006d95c" style:font-size-asian="12pt" style:font-weight-asian="normal" style:font-size-complex="12pt" style:font-weight-complex="normal"/>
    </style:style>
    <style:style style:name="T39" style:family="text">
      <style:text-properties fo:color="#000000" style:font-name="Liberation Serif" fo:font-size="12pt" style:text-underline-style="solid" style:text-underline-width="auto" style:text-underline-color="font-color" fo:font-weight="normal" officeooo:rsid="009a5d34" style:font-size-asian="12pt" style:font-weight-asian="normal" style:font-size-complex="12pt" style:font-weight-complex="normal"/>
    </style:style>
    <style:style style:name="T40" style:family="text">
      <style:text-properties fo:color="#000000" style:font-name="Liberation Serif" fo:font-size="12pt" style:text-underline-style="solid" style:text-underline-width="auto" style:text-underline-color="font-color" officeooo:rsid="0007db32" fo:background-color="#ffffff" loext:char-shading-value="0" style:font-size-asian="12pt" style:font-size-complex="12pt"/>
    </style:style>
    <style:style style:name="T41" style:family="text">
      <style:text-properties fo:color="#000000" style:font-name="Liberation Serif" fo:font-size="12pt" style:text-underline-style="solid" style:text-underline-width="auto" style:text-underline-color="font-color" officeooo:rsid="009a5d34" fo:background-color="#ffffff" loext:char-shading-value="0" style:font-size-asian="12pt" style:font-size-complex="12pt"/>
    </style:style>
    <style:style style:name="T42" style:family="text">
      <style:text-properties fo:color="#000000" style:font-name="Liberation Serif" fo:font-size="12pt" fo:font-weight="normal" officeooo:rsid="005eeaeb" fo:background-color="#ffffff" loext:char-shading-value="0" style:font-size-asian="12pt" style:font-weight-asian="normal" style:font-size-complex="12pt" style:font-weight-complex="normal"/>
    </style:style>
    <style:style style:name="T43" style:family="text">
      <style:text-properties fo:color="#7f0055" fo:font-size="10pt" fo:font-weight="bold" style:font-size-asian="10pt" style:font-weight-asian="bold"/>
    </style:style>
    <style:style style:name="T44" style:family="text">
      <style:text-properties fo:color="#7f0055" fo:font-weight="bold" style:font-weight-asian="bold"/>
    </style:style>
    <style:style style:name="T45" style:family="text">
      <style:text-properties fo:color="#6a3e3e"/>
    </style:style>
    <style:style style:name="T46" style:family="text">
      <style:text-properties fo:color="#6a3e3e" fo:font-size="10pt" style:font-size-asian="10pt"/>
    </style:style>
    <style:style style:name="T47" style:family="text">
      <style:text-properties fo:color="#6a3e3e" fo:font-size="10pt" officeooo:rsid="0017ec8f" style:font-size-asian="10pt"/>
    </style:style>
    <style:style style:name="T48" style:family="text">
      <style:text-properties fo:color="#6a3e3e" fo:font-size="10pt" officeooo:rsid="0014c609" style:font-size-asian="10pt"/>
    </style:style>
    <style:style style:name="T49" style:family="text">
      <style:text-properties fo:color="#6a3e3e" officeooo:rsid="003e009b"/>
    </style:style>
    <style:style style:name="T50" style:family="text">
      <style:text-properties officeooo:rsid="001907f0"/>
    </style:style>
    <style:style style:name="T51" style:family="text">
      <style:text-properties officeooo:rsid="001b80f9"/>
    </style:style>
    <style:style style:name="T52" style:family="text">
      <style:text-properties officeooo:rsid="001c955f"/>
    </style:style>
    <style:style style:name="T53" style:family="text">
      <style:text-properties officeooo:rsid="001e6849"/>
    </style:style>
    <style:style style:name="T54" style:family="text">
      <style:text-properties officeooo:rsid="001eca1c"/>
    </style:style>
    <style:style style:name="T55" style:family="text">
      <style:text-properties officeooo:rsid="001fd5f8"/>
    </style:style>
    <style:style style:name="T56" style:family="text">
      <style:text-properties officeooo:rsid="00203715"/>
    </style:style>
    <style:style style:name="T57" style:family="text">
      <style:text-properties officeooo:rsid="0023bca8"/>
    </style:style>
    <style:style style:name="T58" style:family="text">
      <style:text-properties officeooo:rsid="0024ee50"/>
    </style:style>
    <style:style style:name="T59" style:family="text">
      <style:text-properties fo:font-size="12pt"/>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4e81fc" style:font-size-asian="10.5pt" style:font-weight-asian="normal" style:font-size-complex="12pt" style:font-weight-complex="normal"/>
    </style:style>
    <style:style style:name="T62" style:family="text">
      <style:text-properties fo:font-size="12pt" fo:font-weight="normal" officeooo:rsid="004f955e" style:font-size-asian="10.5pt" style:font-weight-asian="normal" style:font-size-complex="12pt" style:font-weight-complex="normal"/>
    </style:style>
    <style:style style:name="T63" style:family="text">
      <style:text-properties fo:font-size="12pt" fo:font-weight="normal" officeooo:rsid="0050b757" style:font-size-asian="10.5pt" style:font-weight-asian="normal" style:font-size-complex="12pt" style:font-weight-complex="normal"/>
    </style:style>
    <style:style style:name="T64" style:family="text">
      <style:text-properties fo:font-size="12pt" fo:font-weight="normal" officeooo:rsid="005286f4" style:font-size-asian="10.5pt" style:font-weight-asian="normal" style:font-size-complex="12pt" style:font-weight-complex="normal"/>
    </style:style>
    <style:style style:name="T65" style:family="text">
      <style:text-properties fo:font-size="12pt" fo:font-weight="normal" officeooo:rsid="006c9d87" style:font-size-asian="10.5pt" style:font-weight-asian="normal" style:font-size-complex="12pt" style:font-weight-complex="normal"/>
    </style:style>
    <style:style style:name="T66" style:family="text">
      <style:text-properties fo:font-size="12pt" fo:font-weight="normal" officeooo:rsid="007f8109" style:font-size-asian="10.5pt" style:font-weight-asian="normal" style:font-size-complex="12pt" style:font-weight-complex="normal"/>
    </style:style>
    <style:style style:name="T67" style:family="text">
      <style:text-properties officeooo:rsid="0025c100"/>
    </style:style>
    <style:style style:name="T68" style:family="text">
      <style:text-properties officeooo:rsid="0026c1fe"/>
    </style:style>
    <style:style style:name="T69" style:family="text">
      <style:text-properties officeooo:rsid="00271531"/>
    </style:style>
    <style:style style:name="T70" style:family="text">
      <style:text-properties officeooo:rsid="0028f3ac"/>
    </style:style>
    <style:style style:name="T71" style:family="text">
      <style:text-properties officeooo:rsid="0029051f"/>
    </style:style>
    <style:style style:name="T72" style:family="text">
      <style:text-properties officeooo:rsid="00318051"/>
    </style:style>
    <style:style style:name="T73" style:family="text">
      <style:text-properties officeooo:rsid="0033f307"/>
    </style:style>
    <style:style style:name="T74" style:family="text">
      <style:text-properties officeooo:rsid="003528ac"/>
    </style:style>
    <style:style style:name="T75" style:family="text">
      <style:text-properties officeooo:rsid="0036a676"/>
    </style:style>
    <style:style style:name="T76" style:family="text">
      <style:text-properties officeooo:rsid="003abb59"/>
    </style:style>
    <style:style style:name="T77" style:family="text">
      <style:text-properties officeooo:rsid="003af18c"/>
    </style:style>
    <style:style style:name="T78" style:family="text">
      <style:text-properties officeooo:rsid="0042beb8"/>
    </style:style>
    <style:style style:name="T79" style:family="text">
      <style:text-properties officeooo:rsid="00464027"/>
    </style:style>
    <style:style style:name="T80" style:family="text">
      <style:text-properties officeooo:rsid="004c381e"/>
    </style:style>
    <style:style style:name="T81" style:family="text">
      <style:text-properties officeooo:rsid="004e81fc"/>
    </style:style>
    <style:style style:name="T82" style:family="text">
      <style:text-properties officeooo:rsid="00563eda"/>
    </style:style>
    <style:style style:name="T83" style:family="text">
      <style:text-properties officeooo:rsid="006c9d87"/>
    </style:style>
    <style:style style:name="T84" style:family="text">
      <style:text-properties officeooo:rsid="00739b3e"/>
    </style:style>
    <style:style style:name="T85" style:family="text">
      <style:text-properties style:font-name="Liberation Serif"/>
    </style:style>
    <style:style style:name="T86" style:family="text">
      <style:text-properties style:font-name="Liberation Serif" officeooo:rsid="005eeaeb"/>
    </style:style>
    <style:style style:name="T87" style:family="text">
      <style:text-properties style:font-name="Liberation Serif" fo:font-size="12pt" fo:font-weight="normal" style:font-size-asian="10.5pt" style:font-weight-asian="normal" style:font-size-complex="12pt" style:font-weight-complex="normal"/>
    </style:style>
    <style:style style:name="T88" style:family="text">
      <style:text-properties style:font-name="Liberation Serif" officeooo:rsid="0064ad35"/>
    </style:style>
    <style:style style:name="T89" style:family="text">
      <style:text-properties style:font-name="Liberation Serif" officeooo:rsid="006ef3a0"/>
    </style:style>
    <style:style style:name="T90" style:family="text">
      <style:text-properties style:font-name="Liberation Serif" officeooo:rsid="00725ab7"/>
    </style:style>
    <style:style style:name="T91" style:family="text">
      <style:text-properties style:font-name="Liberation Serif" officeooo:rsid="006d3c7a"/>
    </style:style>
    <style:style style:name="T92" style:family="text">
      <style:text-properties style:font-name="Liberation Serif" officeooo:rsid="00755687"/>
    </style:style>
    <style:style style:name="T93" style:family="text">
      <style:text-properties style:font-name="Liberation Serif" officeooo:rsid="007ba8c2"/>
    </style:style>
    <style:style style:name="T94" style:family="text">
      <style:text-properties style:font-name="Liberation Serif" officeooo:rsid="007f8109"/>
    </style:style>
    <style:style style:name="T95" style:family="text">
      <style:text-properties style:font-name="Liberation Serif" officeooo:rsid="008ce969"/>
    </style:style>
    <style:style style:name="T96" style:family="text">
      <style:text-properties style:font-name="Liberation Serif" officeooo:rsid="009f56d0"/>
    </style:style>
    <style:style style:name="T97" style:family="text">
      <style:text-properties style:font-name="Liberation Serif" style:text-underline-style="solid" style:text-underline-width="auto" style:text-underline-color="font-color" officeooo:rsid="0007f3dd"/>
    </style:style>
    <style:style style:name="T98" style:family="text">
      <style:text-properties style:font-name="Liberation Serif" style:text-underline-style="solid" style:text-underline-width="auto" style:text-underline-color="font-color" officeooo:rsid="009a5d34"/>
    </style:style>
    <style:style style:name="T99" style:family="text">
      <style:text-properties style:font-name="Liberation Serif" officeooo:rsid="00a8c9f1"/>
    </style:style>
    <style:style style:name="T100" style:family="text">
      <style:text-properties style:font-name="Liberation Serif" officeooo:rsid="00aa4fed"/>
    </style:style>
    <style:style style:name="T101" style:family="text">
      <style:text-properties style:font-name="Liberation Serif" officeooo:rsid="00aac299"/>
    </style:style>
    <style:style style:name="T102" style:family="text">
      <style:text-properties style:font-name="Liberation Serif" officeooo:rsid="006b1e29"/>
    </style:style>
    <style:style style:name="T103" style:family="text">
      <style:text-properties style:font-name="Liberation Serif" officeooo:rsid="009a5d34"/>
    </style:style>
    <style:style style:name="T104" style:family="text">
      <style:text-properties style:font-name="Liberation Serif" officeooo:rsid="00ad2da2"/>
    </style:style>
    <style:style style:name="T105" style:family="text">
      <style:text-properties style:font-name="Liberation Serif" officeooo:rsid="00b18872"/>
    </style:style>
    <style:style style:name="T106" style:family="text">
      <style:text-properties style:font-name="Liberation Serif" officeooo:rsid="004c381e"/>
    </style:style>
    <style:style style:name="T107" style:family="text">
      <style:text-properties officeooo:rsid="0081d3c7"/>
    </style:style>
    <style:style style:name="T108" style:family="text">
      <style:text-properties officeooo:rsid="008303a4"/>
    </style:style>
    <style:style style:name="T109" style:family="text">
      <style:text-properties officeooo:rsid="008470b9"/>
    </style:style>
    <style:style style:name="T110" style:family="text">
      <style:text-properties officeooo:rsid="008f02bc"/>
    </style:style>
    <style:style style:name="T111" style:family="text">
      <style:text-properties officeooo:rsid="0093fa50"/>
    </style:style>
    <style:style style:name="T112" style:family="text">
      <style:text-properties fo:color="#c48cff"/>
    </style:style>
    <style:style style:name="T113" style:family="text">
      <style:text-properties fo:color="#c48cff" style:font-name="Liberation Serif" fo:font-size="12pt" fo:font-weight="normal" officeooo:rsid="00051124" style:font-size-asian="12pt" style:font-weight-asian="normal" style:font-size-complex="12pt" style:font-weight-complex="normal"/>
    </style:style>
    <style:style style:name="T114" style:family="text">
      <style:text-properties fo:color="#2a00ff" style:font-name="Liberation Serif" fo:font-size="12pt" fo:font-weight="normal" officeooo:rsid="00051124" style:font-size-asian="12pt" style:font-weight-asian="normal" style:font-size-complex="12pt" style:font-weight-complex="normal"/>
    </style:style>
    <style:style style:name="T115" style:family="text">
      <style:text-properties fo:color="#2a00ff" style:font-name="Liberation Serif" fo:font-size="12pt" fo:font-weight="normal" officeooo:rsid="009a5d34" style:font-size-asian="12pt" style:font-weight-asian="normal" style:font-size-complex="12pt" style:font-weight-complex="normal"/>
    </style:style>
    <style:style style:name="T116" style:family="text">
      <style:text-properties style:font-name="Liberation Serif" fo:font-size="12pt" style:font-size-asian="12pt" style:font-size-complex="12pt"/>
    </style:style>
    <style:style style:name="T117" style:family="text">
      <style:text-properties style:font-name="Liberation Serif" style:text-underline-style="solid" style:text-underline-width="auto" style:text-underline-color="font-color" fo:font-weight="normal" officeooo:rsid="0006d95c" style:font-weight-asian="normal" style:font-weight-complex="normal"/>
    </style:style>
    <style:style style:name="T118" style:family="text">
      <style:text-properties officeooo:rsid="009a5d34"/>
    </style:style>
    <style:style style:name="T119" style:family="text">
      <style:text-properties fo:color="#0000c0" fo:background-color="#ffffff" loext:char-shading-value="0"/>
    </style:style>
    <style:style style:name="T120" style:family="text">
      <style:text-properties fo:color="#0000c0" style:font-name="Liberation Serif" fo:font-size="12pt" fo:font-weight="normal" officeooo:rsid="00052f23" style:font-size-asian="12pt" style:font-weight-asian="normal" style:font-size-complex="12pt" style:font-weight-complex="normal"/>
    </style:style>
    <style:style style:name="T121" style:family="text">
      <style:text-properties fo:font-weight="normal" style:font-weight-asian="normal" style:font-weight-complex="normal"/>
    </style:style>
    <style:style style:name="T122" style:family="text">
      <style:text-properties style:text-underline-style="solid" style:text-underline-width="auto" style:text-underline-color="font-color" officeooo:rsid="0006d95c"/>
    </style:style>
    <style:style style:name="T123" style:family="text">
      <style:text-properties officeooo:rsid="00a3aacc"/>
    </style:style>
    <style:style style:name="T124" style:family="text">
      <style:text-properties officeooo:rsid="00a4a6cd"/>
    </style:style>
    <style:style style:name="T125" style:family="text">
      <style:text-properties officeooo:rsid="0007db32"/>
    </style:style>
    <style:style style:name="T126" style:family="text">
      <style:text-properties officeooo:rsid="00a6e63c"/>
    </style:style>
    <style:style style:name="T127" style:family="text">
      <style:text-properties officeooo:rsid="00aec72e"/>
    </style:style>
    <style:style style:name="T128" style:family="text">
      <style:text-properties officeooo:rsid="00b1887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span text:style-name="T108">SHUBHAM DEB(CS 6240)</text:span></text:p>
      <text:p text:style-name="Text_20_body"><text:tab/><text:tab/><text:tab/><text:tab/><text:tab/> <text:s text:c="4"/><text:span text:style-name="T109">HOMEWORK 2</text:span></text:p>
      <table:table table:name="Table1" table:style-name="Table1">
        <table:table-column table:style-name="Table1.A" table:number-columns-repeated="3"/>
        <table:table-column table:style-name="Table1.D"/>
        <table:table-row>
          <table:table-cell table:style-name="Table1.A1" office:value-type="string">
            <text:p text:style-name="P99"/>
          </table:table-cell>
          <table:table-cell table:style-name="Table1.A1" office:value-type="string">
            <text:p text:style-name="P100">Without-combiner</text:p>
          </table:table-cell>
          <table:table-cell table:style-name="Table1.A1" office:value-type="string">
            <text:p text:style-name="P100">With-combiner</text:p>
          </table:table-cell>
          <table:table-cell table:style-name="Table1.D1" office:value-type="string">
            <text:p text:style-name="P100">In-Mapper-combiner</text:p>
          </table:table-cell>
        </table:table-row>
        <table:table-row>
          <table:table-cell table:style-name="Table1.A2" office:value-type="string">
            <text:p text:style-name="P100">RUN 1(in s<text:span text:style-name="T1">ec</text:span>)</text:p>
          </table:table-cell>
          <table:table-cell table:style-name="Table1.A2" office:value-type="string">
            <text:p text:style-name="P102">84</text:p>
          </table:table-cell>
          <table:table-cell table:style-name="Table1.A2" office:value-type="string">
            <text:p text:style-name="P102">82</text:p>
          </table:table-cell>
          <table:table-cell table:style-name="Table1.D2" office:value-type="string">
            <text:p text:style-name="P103">72</text:p>
          </table:table-cell>
        </table:table-row>
        <table:table-row>
          <table:table-cell table:style-name="Table1.A2" office:value-type="string">
            <text:p text:style-name="P100">RUN 2(in s<text:span text:style-name="T1">ec</text:span>)</text:p>
          </table:table-cell>
          <table:table-cell table:style-name="Table1.A2" office:value-type="string">
            <text:p text:style-name="P102">96</text:p>
          </table:table-cell>
          <table:table-cell table:style-name="Table1.A2" office:value-type="string">
            <text:p text:style-name="P102">82</text:p>
          </table:table-cell>
          <table:table-cell table:style-name="Table1.D2" office:value-type="string">
            <text:p text:style-name="P104">74</text:p>
          </table:table-cell>
        </table:table-row>
      </table:table>
      <text:p text:style-name="P1"><text:tab/></text:p>
      <text:p text:style-name="P2">The combiner was indeed called in the program by the fact that the number of combine input records and combine output records aren’t 0. The total number of combine <text:span text:style-name="T3">input</text:span> records was <text:span text:style-name="T2">8798758</text:span> <text:span text:style-name="T2">and the total number of combiner output records was only 447590 which is substantially low than the map output records.</text:span></text:p>
      <text:p text:style-name="P3">Yes it was called more than once for the map task because all the map output records(8798758) are being sent to the reducer via the reducer input records(8798758). So here the combiner was called for all the map tasks.</text:p>
      <text:p text:style-name="P4">Yes, I think local aggregation was more effective in in-mapper-combiner than with-combiner because the reduce input records for in-mapper-combiner(445209) are less than with-combiner(447590) and the execution time of the in-mapper(72 sec) is much better than combiner(82 sec). <text:span text:style-name="T4">This is due to the fact that the in-mapper avoids repeat combine calls and never writes duplicate map instances. It gets all aggregated in the hashmap which is then sent to the reducer.</text:span></text:p>
      <text:p text:style-name="P6">Also the in-mapper combiner is effective in the sense that the combiner function call is dependent on the MapReduce framework which decides whether or not to call the combiner. </text:p>
      <text:p text:style-name="P4"/>
      <table:table table:name="Table2" table:style-name="Table2">
        <table:table-column table:style-name="Table2.A"/>
        <table:table-column table:style-name="Table2.B"/>
        <table:table-row>
          <table:table-cell table:style-name="Table2.A1" office:value-type="string">
            <text:p text:style-name="P99"/>
          </table:table-cell>
          <table:table-cell table:style-name="Table2.B1" office:value-type="string">
            <text:p text:style-name="P105">Secondary-sort</text:p>
          </table:table-cell>
        </table:table-row>
        <table:table-row>
          <table:table-cell table:style-name="Table2.A2" office:value-type="string">
            <text:p text:style-name="P101">RUN 1(in s<text:span text:style-name="T1">ec</text:span>)</text:p>
          </table:table-cell>
          <table:table-cell table:style-name="Table2.B2" office:value-type="string">
            <text:p text:style-name="P105">56</text:p>
          </table:table-cell>
        </table:table-row>
        <table:table-row>
          <table:table-cell table:style-name="Table2.A2" office:value-type="string">
            <text:p text:style-name="P101">RUN <text:span text:style-name="T5">2</text:span>(in s<text:span text:style-name="T1">ec</text:span>)</text:p>
          </table:table-cell>
          <table:table-cell table:style-name="Table2.B2" office:value-type="string">
            <text:p text:style-name="P105">64</text:p>
          </table:table-cell>
        </table:table-row>
      </table:table>
      <text:p text:style-name="P4"/>
      <text:p text:style-name="P71">Pseudo-code for program 1<text:span text:style-name="T50">(no-combiner)</text:span>:</text:p>
      <text:p text:style-name="P7"/>
      <text:p text:style-name="P7">map(offset B,line L){</text:p>
      <text:p text:style-name="P7"><text:s text:c="4"/>for each record r in L do {</text:p>
      <text:p text:style-name="P7"><text:s text:c="8"/>if(r.tempType()=”TMAX” || r.tempType()=”TMIN”)</text:p>
      <text:p text:style-name="P7"><text:tab/> <text:s text:c="2"/>emit(<text:span text:style-name="T53">new Text(“”+</text:span>r.getStationId()<text:span text:style-name="T53">)</text:span>, r.tempType()+”,”+r.temp())</text:p>
      <text:p text:style-name="P7"><text:tab/>}</text:p>
      <text:p text:style-name="P7"><text:s text:c="4"/>}</text:p>
      <text:p text:style-name="P7"/>
      <text:p text:style-name="P7">reduce(<text:span text:style-name="T53">Text </text:span>stationId,[r1,r2...]){</text:p>
      <text:p text:style-name="P7"><text:span text:style-name="T9"><text:tab/></text:span><text:span text:style-name="T10">int </text:span><text:span text:style-name="T46">minSum</text:span><text:span text:style-name="T9">=0,</text:span><text:span text:style-name="T46">maxSum</text:span><text:span text:style-name="T9">=0,</text:span><text:span text:style-name="T46">minCount</text:span><text:span text:style-name="T9">=0,</text:span><text:span text:style-name="T46">maxCount</text:span><text:span text:style-name="T9">=0;</text:span></text:p>
      <text:p text:style-name="P8"><text:tab/><text:span text:style-name="T7">for each r in input list do{</text:span></text:p>
      <text:p text:style-name="P8"><text:span text:style-name="T7"><text:tab/> <text:s text:c="2"/>if(r. </text:span>TempType<text:span text:style-name="T7">()=”TMAX”){</text:span></text:p>
      <text:p text:style-name="P61"><text:tab/><text:tab/>maxSum+=r.temp();</text:p>
      <text:p text:style-name="P8"><text:tab/> <text:s text:c="11"/><text:span text:style-name="T7">maxCount+=1;</text:span></text:p>
      <text:p text:style-name="P61"><text:tab/>}</text:p>
      <text:p text:style-name="P8"><text:tab/> <text:s text:c="2"/><text:span text:style-name="T7">else{</text:span></text:p>
      <text:p text:style-name="P8"><text:tab/><text:tab/><text:span text:style-name="T7">minSum+=r.temp();</text:span></text:p>
      <text:p text:style-name="P8"><text:tab/> <text:s text:c="11"/><text:span text:style-name="T7">minCount+=1;</text:span></text:p>
      <text:p text:style-name="P61"><text:tab/> <text:s text:c="3"/>}</text:p>
      <text:p text:style-name="P61"><text:soft-page-break/><text:tab/>}</text:p>
      <text:p text:style-name="P8"/>
      <text:p text:style-name="P23"><text:span text:style-name="T6"><text:tab/></text:span><text:span text:style-name="T43">float</text:span><text:span text:style-name="T9"> </text:span><text:span text:style-name="T46">meanMin</text:span><text:span text:style-name="T9"> = 0,</text:span><text:span text:style-name="T46">meanMax</text:span><text:span text:style-name="T9">=0;</text:span></text:p>
      <text:p text:style-name="P93"><text:tab/><text:tab/><text:tab/></text:p>
      <text:p text:style-name="P84"><text:span text:style-name="T9"><text:tab/></text:span><text:span text:style-name="T43">if</text:span><text:span text:style-name="T9">(</text:span><text:span text:style-name="T46">minCount</text:span><text:span text:style-name="T9">!=0) </text:span><text:span text:style-name="T46">meanMin</text:span><text:span text:style-name="T9"> = (</text:span><text:span text:style-name="T43">float</text:span><text:span text:style-name="T9">)</text:span><text:span text:style-name="T46">minSum</text:span><text:span text:style-name="T9">/</text:span><text:span text:style-name="T46">minCount</text:span><text:span text:style-name="T9"> ;</text:span></text:p>
      <text:p text:style-name="P89"><text:span text:style-name="T8"><text:tab/></text:span><text:span text:style-name="T44">else </text:span><text:span text:style-name="T45">meanMin</text:span><text:span text:style-name="T8"> = 0;</text:span></text:p>
      <text:p text:style-name="P93"><text:tab/><text:tab/></text:p>
      <text:p text:style-name="P89"><text:span text:style-name="T8"><text:tab/></text:span><text:span text:style-name="T44">if</text:span><text:span text:style-name="T8">(</text:span><text:span text:style-name="T45">maxCount</text:span><text:span text:style-name="T8">!=0) </text:span><text:span text:style-name="T45">meanMax</text:span><text:span text:style-name="T8"> = (</text:span><text:span text:style-name="T44">float</text:span><text:span text:style-name="T8">)</text:span><text:span text:style-name="T45">maxSum</text:span><text:span text:style-name="T8">/</text:span><text:span text:style-name="T45">maxCount</text:span><text:span text:style-name="T8">;</text:span></text:p>
      <text:p text:style-name="P89"><text:span text:style-name="T8"><text:tab/></text:span><text:span text:style-name="T44">else</text:span><text:span text:style-name="T12"> </text:span><text:span text:style-name="T45">meanMax</text:span><text:span text:style-name="T8"> = 0;</text:span></text:p>
      <text:p text:style-name="P93"><text:tab/></text:p>
      <text:p text:style-name="P85"><text:span text:style-name="T10"><text:tab/>emit(</text:span><text:span text:style-name="T11">stationId,</text:span><text:span text:style-name="T10">new Text(“”+</text:span><text:span text:style-name="T47">meanMax+meanMin</text:span><text:span text:style-name="T10">))</text:span></text:p>
      <text:p text:style-name="P7">}</text:p>
      <text:p text:style-name="P7"><text:tab/></text:p>
      <text:p text:style-name="P5"/>
      <text:p text:style-name="P72">Pseudo-code for program <text:span text:style-name="T57">2(with-combiner)</text:span>:</text:p>
      <text:p text:style-name="P9"/>
      <text:p text:style-name="P10">map(offset B,line L){</text:p>
      <text:p text:style-name="P10"><text:s text:c="4"/>for each record r in L do {</text:p>
      <text:p text:style-name="P10"><text:s text:c="7"/>// <text:span text:style-name="T51">Here we emit the count as well to keep track of on how many records do we have to sum</text:span></text:p>
      <text:p text:style-name="P10"><text:s text:c="8"/>if(r.tempType()=”TMAX” || r.tempType()=”TMIN”)</text:p>
      <text:p text:style-name="P11"><text:tab/> <text:s text:c="2"/>emit(<text:span text:style-name="T53">new Text(“”+</text:span>r.getStationId()<text:span text:style-name="T53">)</text:span>,, r.tempType()+”,”+r.temp()<text:span text:style-name="T51">+1</text:span>)</text:p>
      <text:p text:style-name="P10"><text:tab/>}</text:p>
      <text:p text:style-name="P10"><text:s text:c="4"/>}</text:p>
      <text:p text:style-name="P10"/>
      <text:p text:style-name="P24">combine(Text stationId,<text:span text:style-name="T54">&lt;r1,r2..&gt;</text:span>){</text:p>
      <text:p text:style-name="P25"><text:s text:c="4"/><text:span text:style-name="T10">int </text:span><text:span text:style-name="T48">minSum</text:span><text:span text:style-name="T11">=0,</text:span><text:span text:style-name="T48">maxSum</text:span><text:span text:style-name="T11">=0,</text:span><text:span text:style-name="T48">minCount</text:span><text:span text:style-name="T11">=0,</text:span><text:span text:style-name="T48">maxCount</text:span><text:span text:style-name="T11">=0;</text:span></text:p>
      <text:p text:style-name="P12"><text:tab/><text:span text:style-name="T7">for each r in input list do{</text:span></text:p>
      <text:p text:style-name="P12"><text:span text:style-name="T7"><text:tab/> <text:s text:c="2"/>if(r. </text:span>TempType<text:span text:style-name="T7">()=”TMAX”){</text:span></text:p>
      <text:p text:style-name="P62"><text:tab/><text:tab/>maxSum+=r.temp();</text:p>
      <text:p text:style-name="P12"><text:tab/> <text:s text:c="11"/><text:span text:style-name="T7">maxCount+=1;</text:span></text:p>
      <text:p text:style-name="P62"><text:tab/>}</text:p>
      <text:p text:style-name="P12"><text:tab/> <text:s text:c="2"/><text:span text:style-name="T7">else{</text:span></text:p>
      <text:p text:style-name="P12"><text:tab/><text:tab/><text:span text:style-name="T7">minSum+=r.temp();</text:span></text:p>
      <text:p text:style-name="P12"><text:tab/> <text:s text:c="11"/><text:span text:style-name="T7">minCount+=1;</text:span></text:p>
      <text:p text:style-name="P62"><text:tab/> <text:s text:c="3"/>}</text:p>
      <text:p text:style-name="P62"><text:tab/>}</text:p>
      <text:p text:style-name="P13"><text:s text:c="4"/><text:span text:style-name="T55">emit(stationId,</text:span> <text:span text:style-name="T55">TMAX</text:span>”+”,”<text:span text:style-name="T51">+maxSum+maxCount);</text:span></text:p>
      <text:p text:style-name="P14"><text:span text:style-name="T55"><text:s text:c="4"/>emit(stationId,</text:span> <text:span text:style-name="T56">TMIN</text:span>+”,”<text:span text:style-name="T56">+minSum+minCount);</text:span></text:p>
      <text:p text:style-name="P24">}</text:p>
      <text:p text:style-name="P10"/>
      <text:p text:style-name="P10">reduce(<text:span text:style-name="T52">Text </text:span>stationId,[r1,r2...]){</text:p>
      <text:p text:style-name="P10"><text:span text:style-name="T9"><text:tab/></text:span><text:span text:style-name="T10">int </text:span><text:span text:style-name="T46">minSum</text:span><text:span text:style-name="T9">=0,</text:span><text:span text:style-name="T46">maxSum</text:span><text:span text:style-name="T9">=0,</text:span><text:span text:style-name="T46">minCount</text:span><text:span text:style-name="T9">=0,</text:span><text:span text:style-name="T46">maxCount</text:span><text:span text:style-name="T9">=0;</text:span></text:p>
      <text:p text:style-name="P10"><text:tab/><text:span text:style-name="T7">for each r in input list do{</text:span></text:p>
      <text:p text:style-name="P10"><text:span text:style-name="T7"><text:tab/> <text:s text:c="2"/>if(r. </text:span>TempType<text:span text:style-name="T7">()=”TMAX”){</text:span></text:p>
      <text:p text:style-name="P63"><text:tab/><text:tab/>maxSum+=r.temp();</text:p>
      <text:p text:style-name="P10"><text:tab/> <text:s text:c="11"/><text:span text:style-name="T7">maxCount+=r.count();</text:span></text:p>
      <text:p text:style-name="P63"><text:tab/>}</text:p>
      <text:p text:style-name="P10"><text:tab/> <text:s text:c="2"/><text:span text:style-name="T7">else{</text:span></text:p>
      <text:p text:style-name="P10"><text:tab/><text:tab/><text:span text:style-name="T7">minSum+=r.temp();</text:span></text:p>
      <text:p text:style-name="P10"><text:tab/> <text:s text:c="11"/><text:span text:style-name="T7">minCount+=r.count();</text:span></text:p>
      <text:p text:style-name="P63"><text:soft-page-break/><text:tab/> <text:s text:c="3"/>}</text:p>
      <text:p text:style-name="P63"><text:tab/>}</text:p>
      <text:p text:style-name="P10"/>
      <text:p text:style-name="P26"><text:span text:style-name="T6"><text:tab/></text:span><text:span text:style-name="T43">float</text:span><text:span text:style-name="T9"> </text:span><text:span text:style-name="T46">meanMin</text:span><text:span text:style-name="T9"> = 0,</text:span><text:span text:style-name="T46">meanMax</text:span><text:span text:style-name="T9">=0;</text:span></text:p>
      <text:p text:style-name="P94"><text:tab/><text:tab/><text:tab/></text:p>
      <text:p text:style-name="P86"><text:span text:style-name="T9"><text:tab/></text:span><text:span text:style-name="T43">if</text:span><text:span text:style-name="T9">(</text:span><text:span text:style-name="T46">minCount</text:span><text:span text:style-name="T9">!=0) </text:span><text:span text:style-name="T46">meanMin</text:span><text:span text:style-name="T9"> = (</text:span><text:span text:style-name="T43">float</text:span><text:span text:style-name="T9">)</text:span><text:span text:style-name="T46">minSum</text:span><text:span text:style-name="T9">/</text:span><text:span text:style-name="T46">minCount</text:span><text:span text:style-name="T9"> ;</text:span></text:p>
      <text:p text:style-name="P90"><text:span text:style-name="T8"><text:tab/></text:span><text:span text:style-name="T44">else </text:span><text:span text:style-name="T45">meanMin</text:span><text:span text:style-name="T8"> = 0;</text:span></text:p>
      <text:p text:style-name="P94"><text:tab/><text:tab/></text:p>
      <text:p text:style-name="P90"><text:span text:style-name="T8"><text:tab/></text:span><text:span text:style-name="T44">if</text:span><text:span text:style-name="T8">(</text:span><text:span text:style-name="T45">maxCount</text:span><text:span text:style-name="T8">!=0) </text:span><text:span text:style-name="T45">meanMax</text:span><text:span text:style-name="T8"> = (</text:span><text:span text:style-name="T44">float</text:span><text:span text:style-name="T8">)</text:span><text:span text:style-name="T45">maxSum</text:span><text:span text:style-name="T8">/</text:span><text:span text:style-name="T45">maxCount</text:span><text:span text:style-name="T8">;</text:span></text:p>
      <text:p text:style-name="P90"><text:span text:style-name="T8"><text:tab/></text:span><text:span text:style-name="T44">else</text:span><text:span text:style-name="T12"> </text:span><text:span text:style-name="T45">meanMax</text:span><text:span text:style-name="T8"> = 0;</text:span></text:p>
      <text:p text:style-name="P94"><text:tab/></text:p>
      <text:p text:style-name="P86"><text:span text:style-name="T10"><text:tab/>emit(</text:span><text:span text:style-name="T11">stationId,</text:span><text:span text:style-name="T10">new Text(“”+</text:span><text:span text:style-name="T47">meanMax+meanMin</text:span><text:span text:style-name="T10">))</text:span></text:p>
      <text:p text:style-name="P10">}</text:p>
      <text:p text:style-name="P10"/>
      <text:p text:style-name="P73">Pseudo-code for program <text:span text:style-name="T58">3(in-mapper-combiner)</text:span>:</text:p>
      <text:p text:style-name="P15"><text:s/></text:p>
      <text:p text:style-name="P66">class Mapper {</text:p>
      <text:p text:style-name="P15"><text:tab/><text:span text:style-name="T58">hashMap h</text:span></text:p>
      <text:p text:style-name="P15"/>
      <text:p text:style-name="P15"><text:tab/><text:span text:style-name="T58">setup(){</text:span></text:p>
      <text:p text:style-name="P66"><text:tab/> <text:s text:c="2"/>h = new hashMap();</text:p>
      <text:p text:style-name="P66"><text:tab/>}</text:p>
      <text:p text:style-name="P15"/>
      <text:p text:style-name="P15"><text:tab/>map(offset B,line L){</text:p>
      <text:p text:style-name="P15"><text:s text:c="4"/><text:tab/><text:tab/><text:span text:style-name="T59">for each record r in L do {</text:span></text:p>
      <text:p text:style-name="P27"><text:s text:c="7"/><text:tab/><text:tab/><text:tab/>// <text:span text:style-name="T51">Here we emit the count as well to keep track of on how many records do we <text:tab/><text:tab/><text:tab/>have to sum</text:span></text:p>
      <text:p text:style-name="P27"><text:s text:c="8"/><text:tab/><text:tab/><text:tab/>if(r.tempType()=”TMAX” || r.tempType()=”TMIN”)<text:span text:style-name="T58">{</text:span></text:p>
      <text:p text:style-name="P34"><text:tab/><text:tab/><text:tab/><text:tab/>for each record r in line L do{</text:p>
      <text:p text:style-name="P34"><text:tab/><text:tab/><text:tab/><text:tab/> <text:s text:c="3"/>if(h.get(r.getStationId)!=null)){</text:p>
      <text:p text:style-name="P27"><text:tab/><text:tab/><text:tab/><text:tab/><text:tab/>// <text:span text:style-name="T68">now we check if “TMAX” or “TMIN” data exists <text:tab/><text:tab/><text:tab/><text:tab/><text:tab/><text:tab/><text:tab/>// already in the hashMap or not</text:span></text:p>
      <text:p text:style-name="P28"><text:tab/><text:tab/><text:tab/><text:tab/><text:tab/><text:span text:style-name="T68">if(h.contains(r.tempType())){</text:span></text:p>
      <text:p text:style-name="P28"><text:tab/><text:tab/><text:tab/><text:tab/><text:tab/><text:tab/> // <text:span text:style-name="T69">if it is already there then we update the sum and count <text:tab/><text:tab/><text:tab/><text:tab/><text:tab/><text:tab/>// pair of the stationId in the hashmap</text:span></text:p>
      <text:p text:style-name="P28"><text:tab/><text:tab/><text:tab/><text:tab/><text:tab/><text:tab/><text:span text:style-name="T69">int newSum = r.Temp() +<text:tab/><text:tab/><text:tab/><text:tab/><text:tab/><text:tab/><text:tab/><text:tab/><text:tab/><text:tab/><text:tab/><text:tab/>h.get(r.getStationId)</text:span></text:p>
      <text:p text:style-name="P35"><text:tab/><text:tab/><text:tab/><text:tab/><text:tab/><text:tab/><text:tab/><text:tab/> .getSumOfTempType(r.tempType)</text:p>
      <text:p text:style-name="P28"><text:tab/><text:tab/><text:tab/><text:tab/><text:tab/><text:tab/><text:span text:style-name="T70">int newCount = r.Count() +</text:span></text:p>
      <text:p text:style-name="P29"><text:tab/><text:tab/><text:tab/><text:tab/><text:tab/><text:tab/><text:tab/><text:tab/><text:span text:style-name="T69">h.get(r.getStationId)</text:span></text:p>
      <text:p text:style-name="P36"><text:tab/><text:tab/><text:tab/><text:tab/><text:tab/><text:tab/><text:tab/><text:tab/> .getCountOfTempType(r.tempType)</text:p>
      <text:p text:style-name="P30"><text:tab/><text:tab/><text:tab/><text:tab/><text:tab/><text:tab/><text:span text:style-name="T71">h.put(r.getStationId,r.tempType</text:span></text:p>
      <text:p text:style-name="P37"><text:tab/><text:tab/><text:tab/><text:tab/><text:tab/><text:tab/><text:tab/>+”,”+newSum+”,”+newCount)</text:p>
      <text:p text:style-name="P38"><text:tab/><text:tab/><text:tab/><text:tab/><text:tab/><text:tab/>}</text:p>
      <text:p text:style-name="P31"><text:tab/><text:tab/><text:tab/><text:tab/><text:tab/><text:tab/><text:span text:style-name="T68">else{</text:span></text:p>
      <text:p text:style-name="P31"><text:tab/><text:tab/><text:tab/><text:tab/><text:tab/><text:tab/> <text:s/><text:span text:style-name="T58"><text:s/>h.put(r.getStationId,r.tempType()+”,”+r.temp()+”,”+1)</text:span></text:p>
      <text:p text:style-name="P39"><text:tab/><text:tab/><text:tab/><text:tab/><text:tab/><text:tab/>}</text:p>
      <text:p text:style-name="P27"><text:tab/><text:tab/><text:tab/><text:tab/><text:tab/><text:span text:style-name="T58">}</text:span></text:p>
      <text:p text:style-name="P27"><text:tab/><text:tab/><text:tab/><text:tab/><text:tab/>// <text:span text:style-name="T67">we put stationId as the key and temptype,temperature and count <text:tab/><text:tab/><text:tab/><text:tab/><text:tab/>// as the value </text:span></text:p>
      <text:p text:style-name="P27"><text:soft-page-break/><text:tab/><text:tab/><text:tab/><text:tab/><text:tab/><text:span text:style-name="T58">else h.put(r.getStationId,r.tempType()+”,”+r.temp()+”,”+1)</text:span></text:p>
      <text:p text:style-name="P34"><text:tab/><text:tab/><text:tab/><text:tab/>}</text:p>
      <text:p text:style-name="P34"><text:tab/><text:tab/><text:tab/>}</text:p>
      <text:p text:style-name="P66"><text:s text:c="8"/>}</text:p>
      <text:p text:style-name="P16">// <text:span text:style-name="T72">if the size of the hashmap is greater than the heap size, then we call cleanup function and then </text:span></text:p>
      <text:p text:style-name="P69">// clear the contents of the hashmap</text:p>
      <text:p text:style-name="P15"><text:tab/><text:span text:style-name="T72">if(check_limit()){cleanup(); h.clear();}</text:span></text:p>
      <text:p text:style-name="P66">} </text:p>
      <text:p text:style-name="P15"/>
      <text:p text:style-name="P15"/>
      <text:p text:style-name="P16">// <text:span text:style-name="T72">check if the size of the hashmap is greater than the heap size</text:span></text:p>
      <text:p text:style-name="P41">private boolean check_limit(<text:span text:style-name="T72">hashMap h</text:span>){</text:p>
      <text:p text:style-name="P41">if(h.size()&gt;heap.size()) return true;</text:p>
      <text:p text:style-name="P41">else return false;</text:p>
      <text:p text:style-name="P41">}</text:p>
      <text:p text:style-name="P41"/>
      <text:p text:style-name="P43">cleanup(){</text:p>
      <text:p text:style-name="P43"><text:tab/>for each station in h do{</text:p>
      <text:p text:style-name="P43"><text:tab/>emit(station,h.get(station))</text:p>
      <text:p text:style-name="P43"/>
      <text:p text:style-name="P43"><text:tab/>}</text:p>
      <text:p text:style-name="P43">}<text:tab/></text:p>
      <text:p text:style-name="P43"/>
      <text:p text:style-name="P17">reduce(<text:span text:style-name="T52">Text </text:span>stationId,[r1,r2...]){</text:p>
      <text:p text:style-name="P17"><text:span text:style-name="T9"><text:tab/></text:span><text:span text:style-name="T10">int </text:span><text:span text:style-name="T46">minSum</text:span><text:span text:style-name="T9">=0,</text:span><text:span text:style-name="T46">maxSum</text:span><text:span text:style-name="T9">=0,</text:span><text:span text:style-name="T46">minCount</text:span><text:span text:style-name="T9">=0,</text:span><text:span text:style-name="T46">maxCount</text:span><text:span text:style-name="T9">=0;</text:span></text:p>
      <text:p text:style-name="P17"><text:tab/><text:span text:style-name="T7">for each r in input list do{</text:span></text:p>
      <text:p text:style-name="P17"><text:span text:style-name="T7"><text:tab/> <text:s text:c="2"/>if(r. </text:span>TempType<text:span text:style-name="T7">()=”TMAX”){</text:span></text:p>
      <text:p text:style-name="P64"><text:tab/><text:tab/>maxSum+=r.temp();</text:p>
      <text:p text:style-name="P17"><text:tab/> <text:s text:c="11"/><text:span text:style-name="T7">maxCount+=r.count();</text:span></text:p>
      <text:p text:style-name="P64"><text:tab/>}</text:p>
      <text:p text:style-name="P17"><text:tab/> <text:s text:c="2"/><text:span text:style-name="T7">else{</text:span></text:p>
      <text:p text:style-name="P17"><text:tab/><text:tab/><text:span text:style-name="T7">minSum+=r.temp();</text:span></text:p>
      <text:p text:style-name="P17"><text:tab/> <text:s text:c="11"/><text:span text:style-name="T7">minCount+=r.count();</text:span></text:p>
      <text:p text:style-name="P64"><text:tab/> <text:s text:c="3"/>}</text:p>
      <text:p text:style-name="P64"><text:tab/>}</text:p>
      <text:p text:style-name="P17"/>
      <text:p text:style-name="P45"><text:span text:style-name="T6"><text:tab/></text:span><text:span text:style-name="T43">float</text:span><text:span text:style-name="T9"> </text:span><text:span text:style-name="T46">meanMin</text:span><text:span text:style-name="T9"> = 0,</text:span><text:span text:style-name="T46">meanMax</text:span><text:span text:style-name="T9">=0;</text:span></text:p>
      <text:p text:style-name="P95"><text:tab/><text:tab/><text:tab/></text:p>
      <text:p text:style-name="P87"><text:span text:style-name="T9"><text:tab/></text:span><text:span text:style-name="T43">if</text:span><text:span text:style-name="T9">(</text:span><text:span text:style-name="T46">minCount</text:span><text:span text:style-name="T9">!=0) </text:span><text:span text:style-name="T46">meanMin</text:span><text:span text:style-name="T9"> = (</text:span><text:span text:style-name="T43">float</text:span><text:span text:style-name="T9">)</text:span><text:span text:style-name="T46">minSum</text:span><text:span text:style-name="T9">/</text:span><text:span text:style-name="T46">minCount</text:span><text:span text:style-name="T9"> ;</text:span></text:p>
      <text:p text:style-name="P91"><text:span text:style-name="T8"><text:tab/></text:span><text:span text:style-name="T44">else </text:span><text:span text:style-name="T45">meanMin</text:span><text:span text:style-name="T8"> = 0;</text:span></text:p>
      <text:p text:style-name="P95"><text:tab/><text:tab/></text:p>
      <text:p text:style-name="P91"><text:span text:style-name="T8"><text:tab/></text:span><text:span text:style-name="T44">if</text:span><text:span text:style-name="T8">(</text:span><text:span text:style-name="T45">maxCount</text:span><text:span text:style-name="T8">!=0) </text:span><text:span text:style-name="T45">meanMax</text:span><text:span text:style-name="T8"> = (</text:span><text:span text:style-name="T44">float</text:span><text:span text:style-name="T8">)</text:span><text:span text:style-name="T45">maxSum</text:span><text:span text:style-name="T8">/</text:span><text:span text:style-name="T45">maxCount</text:span><text:span text:style-name="T8">;</text:span></text:p>
      <text:p text:style-name="P91"><text:span text:style-name="T8"><text:tab/></text:span><text:span text:style-name="T44">else</text:span><text:span text:style-name="T12"> </text:span><text:span text:style-name="T45">meanMax</text:span><text:span text:style-name="T8"> = 0;</text:span></text:p>
      <text:p text:style-name="P95"><text:tab/></text:p>
      <text:p text:style-name="P87"><text:span text:style-name="T10"><text:tab/>emit(</text:span><text:span text:style-name="T11">stationId,</text:span><text:span text:style-name="T10">new Text(“”+</text:span><text:span text:style-name="T47">meanMax+meanMin</text:span><text:span text:style-name="T10">))</text:span></text:p>
      <text:p text:style-name="P17">}</text:p>
      <text:p text:style-name="P17"/>
      <text:p text:style-name="P74">Pseudo-code for program <text:span text:style-name="T73">4(secondary-sorting)</text:span>:</text:p>
      <text:p text:style-name="P74"/>
      <text:p text:style-name="P79"><text:soft-page-break/>Since I used only 1 reducer, I didn’t need to implement the partitioner. <text:span text:style-name="T111">Also I have defined a composite key class which has an inbuilt keyComparator which helps to define the records in an ordered way.</text:span></text:p>
      <text:p text:style-name="P18"/>
      <text:p text:style-name="P18">map(offset B,line L){</text:p>
      <text:p text:style-name="P18"><text:s text:c="4"/>for each record r in L do {</text:p>
      <text:p text:style-name="P18"><text:s text:c="8"/>if(r.tempType()=”TMAX” || r.tempType()=”TMIN”)</text:p>
      <text:p text:style-name="P18"><text:tab/> <text:s text:c="2"/>emit(<text:span text:style-name="T53">new Text(“”+</text:span>r.getStationId()<text:span text:style-name="T73">+r.getYear())</text:span>, r.tempType()+”,”+r.temp())</text:p>
      <text:p text:style-name="P18"><text:tab/>}</text:p>
      <text:p text:style-name="P18"><text:s text:c="4"/>}</text:p>
      <text:p text:style-name="P18"/>
      <text:p text:style-name="P46">getPartition((stationId,year))</text:p>
      <text:p text:style-name="P47">return myPartitioner(year)</text:p>
      <text:p text:style-name="P18"/>
      <text:p text:style-name="P48">keyComparator((stationId,<text:span text:style-name="T74">year</text:span>))</text:p>
      <text:p text:style-name="P48">// sorts in increasing order of stationId first</text:p>
      <text:p text:style-name="P48">// if they are equal then we sort in increasing order of year</text:p>
      <text:p text:style-name="P18"/>
      <text:p text:style-name="P48">groupComparator((stationId,<text:span text:style-name="T74">year</text:span>))</text:p>
      <text:p text:style-name="P48">// sorts it in increasing order of <text:span text:style-name="T75">stationId</text:span></text:p>
      <text:p text:style-name="P48">// <text:span text:style-name="T75">hence two keys with the same stationId will be considered identical and grouped</text:span></text:p>
      <text:p text:style-name="P48"/>
      <text:p text:style-name="P49">class Reducer<text:span text:style-name="T77">()</text:span>{</text:p>
      <text:p text:style-name="P49"><text:tab/>// we maintain a hashmap since we have to read a record of 10 input files, we have to store the</text:p>
      <text:p text:style-name="P49"><text:tab/>// temporary data into a hashmap and we will output the final emit in the cleanup function</text:p>
      <text:p text:style-name="P67"><text:tab/>hashMap h</text:p>
      <text:p text:style-name="P19"/>
      <text:p text:style-name="P19"><text:tab/><text:span text:style-name="T58">setup(){</text:span></text:p>
      <text:p text:style-name="P67"><text:tab/> <text:s text:c="2"/>h = new hashMap();</text:p>
      <text:p text:style-name="P67"><text:tab/>}</text:p>
      <text:p text:style-name="P19"/>
      <text:p text:style-name="P20"><text:tab/><text:span text:style-name="T77">reduce</text:span>(<text:span text:style-name="T76">((stationId,year)),[c1,c2...]</text:span>){</text:p>
      <text:p text:style-name="P21"><text:s text:c="4"/><text:tab/><text:span text:style-name="T10">int </text:span><text:span text:style-name="T46">minSum</text:span><text:span text:style-name="T9">=0,</text:span><text:span text:style-name="T46">maxSum</text:span><text:span text:style-name="T9">=0,</text:span><text:span text:style-name="T46">minCount</text:span><text:span text:style-name="T9">=0,</text:span><text:span text:style-name="T46">maxCount</text:span><text:span text:style-name="T9">=0;</text:span></text:p>
      <text:p text:style-name="P21"><text:tab/><text:span text:style-name="T7">for each r in input list do{</text:span></text:p>
      <text:p text:style-name="P21"><text:span text:style-name="T7"><text:tab/> <text:s text:c="2"/>if(r. </text:span>TempType<text:span text:style-name="T7">()=”TMAX”){</text:span></text:p>
      <text:p text:style-name="P65"><text:tab/><text:tab/>maxSum+=r.temp();</text:p>
      <text:p text:style-name="P21"><text:tab/> <text:s text:c="11"/><text:span text:style-name="T7">maxCount+=r.count();</text:span></text:p>
      <text:p text:style-name="P65"><text:tab/>}</text:p>
      <text:p text:style-name="P21"><text:tab/> <text:s text:c="2"/><text:span text:style-name="T7">else{</text:span></text:p>
      <text:p text:style-name="P21"><text:tab/><text:tab/><text:span text:style-name="T7">minSum+=r.temp();</text:span></text:p>
      <text:p text:style-name="P21"><text:tab/> <text:s text:c="11"/><text:span text:style-name="T7">minCount+=r.count();</text:span></text:p>
      <text:p text:style-name="P65"><text:tab/> <text:s text:c="3"/>}</text:p>
      <text:p text:style-name="P65"><text:tab/>}</text:p>
      <text:p text:style-name="P21"/>
      <text:p text:style-name="P50"><text:span text:style-name="T6"><text:tab/></text:span><text:span text:style-name="T43">float</text:span><text:span text:style-name="T9"> </text:span><text:span text:style-name="T46">meanMin</text:span><text:span text:style-name="T9"> = 0,</text:span><text:span text:style-name="T46">meanMax</text:span><text:span text:style-name="T9">=0;</text:span></text:p>
      <text:p text:style-name="P96"><text:tab/><text:tab/><text:tab/></text:p>
      <text:p text:style-name="P88"><text:span text:style-name="T9"><text:tab/></text:span><text:span text:style-name="T43">if</text:span><text:span text:style-name="T9">(</text:span><text:span text:style-name="T46">minCount</text:span><text:span text:style-name="T9">!=0) </text:span><text:span text:style-name="T46">meanMin</text:span><text:span text:style-name="T9"> = (</text:span><text:span text:style-name="T43">float</text:span><text:span text:style-name="T9">)</text:span><text:span text:style-name="T46">minSum</text:span><text:span text:style-name="T9">/</text:span><text:span text:style-name="T46">minCount</text:span><text:span text:style-name="T9"> ;</text:span></text:p>
      <text:p text:style-name="P92"><text:span text:style-name="T8"><text:tab/></text:span><text:span text:style-name="T44">else </text:span><text:span text:style-name="T45">meanMin</text:span><text:span text:style-name="T8"> = 0;</text:span></text:p>
      <text:p text:style-name="P96"><text:tab/><text:tab/></text:p>
      <text:p text:style-name="P92"><text:span text:style-name="T8"><text:tab/></text:span><text:span text:style-name="T44">if</text:span><text:span text:style-name="T8">(</text:span><text:span text:style-name="T45">maxCount</text:span><text:span text:style-name="T8">!=0) </text:span><text:span text:style-name="T45">meanMax</text:span><text:span text:style-name="T8"> = (</text:span><text:span text:style-name="T44">float</text:span><text:span text:style-name="T8">)</text:span><text:span text:style-name="T45">maxSum</text:span><text:span text:style-name="T8">/</text:span><text:span text:style-name="T45">maxCount</text:span><text:span text:style-name="T8">;</text:span></text:p>
      <text:p text:style-name="P51"><text:soft-page-break/><text:span text:style-name="T13"><text:tab/></text:span><text:span text:style-name="T44">else</text:span><text:span text:style-name="T12"> </text:span><text:span text:style-name="T45">meanMax</text:span><text:span text:style-name="T8"> = 0;</text:span></text:p>
      <text:p text:style-name="P80"/>
      <text:p text:style-name="P80"/>
      <text:p text:style-name="P52"><text:span text:style-name="T8"><text:tab/></text:span><text:span text:style-name="T14">if(h.get(stationId)!=null){</text:span></text:p>
      <text:p text:style-name="P53"><text:span text:style-name="T14"><text:tab/><text:tab/></text:span><text:span text:style-name="T15">h.get(stationId).put(year+”,”+</text:span><text:span text:style-name="T49">meanMin+”,”+meanMax</text:span><text:span text:style-name="T15">);</text:span><text:span text:style-name="T14"><text:tab/><text:tab/></text:span></text:p>
      <text:p text:style-name="P81"><text:tab/>}</text:p>
      <text:p text:style-name="P81"><text:tab/>else{</text:p>
      <text:p text:style-name="P54"><text:span text:style-name="T14"><text:tab/><text:tab/></text:span><text:span text:style-name="T16">h.put</text:span><text:span text:style-name="T15">(year+”,”+</text:span><text:span text:style-name="T49">meanMin+”,”+meanMax</text:span><text:span text:style-name="T15">);</text:span></text:p>
      <text:p text:style-name="P81"><text:tab/>}</text:p>
      <text:p text:style-name="P81"/>
      <text:p text:style-name="P22">// <text:span text:style-name="T72">if the size of the hashmap is greater than the heap size, then we call cleanup function and then </text:span></text:p>
      <text:p text:style-name="P70">// clear the contents of the hashmap</text:p>
      <text:p text:style-name="P22"><text:tab/><text:span text:style-name="T72">if(check_limit()){cleanup(); h.clear();}</text:span></text:p>
      <text:p text:style-name="P82">} </text:p>
      <text:p text:style-name="P68"><text:s text:c="8"/>}</text:p>
      <text:p text:style-name="P19"/>
      <text:p text:style-name="P19"/>
      <text:p text:style-name="P19">// <text:span text:style-name="T72">check if the size of the hashmap is greater than the heap size</text:span></text:p>
      <text:p text:style-name="P42">private boolean check_limit(<text:span text:style-name="T72">hashMap h</text:span>){</text:p>
      <text:p text:style-name="P42">if(h.size()&gt;heap.size()) return true;</text:p>
      <text:p text:style-name="P42">else return false;</text:p>
      <text:p text:style-name="P42">}</text:p>
      <text:p text:style-name="P42"/>
      <text:p text:style-name="P44">cleanup(){</text:p>
      <text:p text:style-name="P44"><text:tab/>for each station in h do{</text:p>
      <text:p text:style-name="P44"><text:tab/><text:tab/>emit(station,h.get(station)<text:span text:style-name="T78">)</text:span></text:p>
      <text:p text:style-name="P44"><text:tab/>}</text:p>
      <text:p text:style-name="P49">}</text:p>
      <text:p text:style-name="P49"/>
      <text:p text:style-name="P55">So the reduce function call will process all the stationId’s in ascending order with each year in the value list appearing in ascending order due to the keycomparator specified for each record<text:span text:style-name="T79">(first sorting on stationId and then on year)</text:span>. Also all the different year’s records will be grouped into a single key using the grouping comparator on stationId.</text:p>
      <text:p text:style-name="P56"/>
      <text:p text:style-name="P57"/>
      <text:p text:style-name="P75">SPARK SCALA PROGRAMS</text:p>
      <text:p text:style-name="P77"/>
      <text:p text:style-name="P76"><text:span text:style-name="T61">I used RDD because </text:span><text:span text:style-name="T62">it allows </text:span><text:span text:style-name="T61">fault tolerant distributed In-memory computations. </text:span><text:span text:style-name="T63">So in case there are any faults in any partition, we can replay the transformation on that partition in lineage</text:span><text:span text:style-name="T64">e</text:span><text:span text:style-name="T63"> to achieve the same computation, rather than doing data replication across multiple nodes..</text:span></text:p>
      <text:p text:style-name="P76"><text:span text:style-name="T81">Also </text:span>It provides familiar OOPs style APIs with compile time safety. We can load any data from a source,convert them into RDD and store in memory to compute results. RDD can be easily cached if same set of data needs to recomputed.</text:p>
      <text:p text:style-name="P126"><text:span text:style-name="T60">We connect to the Spark master by creating a </text:span><text:span text:style-name="Source_20_Text"><text:span text:style-name="T87">SparkContext</text:span></text:span><text:span text:style-name="T60"> object, which is used to create new RDDs. </text:span></text:p>
      <text:p text:style-name="P127"><text:span text:style-name="T60">I am also using pairRDD’s as it is required to make key-value pairs in the programs and it allows me to edit the dataset in the form of keys and values.</text:span></text:p>
      <text:p text:style-name="P57"/>
      <text:p text:style-name="P58">Scala pseudo-code for secondary-sort</text:p>
      <text:p text:style-name="P33"/>
      <text:p text:style-name="P97"><text:soft-page-break/><text:span text:style-name="Source_20_Text"><text:span text:style-name="T85">case class CompoundKey(key1: String, key2: String)</text:span></text:span></text:p>
      <text:list xml:id="list4299617629414025318" text:style-name="L1">
        <text:list-item>
          <text:p text:style-name="P132">Using the context object, we create an RDD for the input file; </text:p>
          <text:p text:style-name="P132">val <text:span text:style-name="T80">input</text:span>RDD = sc.textFile(args(0))</text:p>
        </text:list-item>
      </text:list>
      <text:list xml:id="list4972275059098751336" text:style-name="L2">
        <text:list-item>
          <text:p text:style-name="P134">We first split the file based on spaces between them:</text:p>
          <text:p text:style-name="P106"><text:span text:style-name="Source_20_Text"><text:span text:style-name="T85">val</text:span></text:span><text:span text:style-name="T85"> </text:span><text:span text:style-name="Source_20_Text"><text:span text:style-name="T86">data</text:span></text:span><text:span text:style-name="T85"> </text:span><text:span text:style-name="Source_20_Text"><text:span text:style-name="T85">=</text:span></text:span><text:span text:style-name="T85"> </text:span><text:span text:style-name="Source_20_Text"><text:span text:style-name="T85">input.flatMap(x</text:span></text:span><text:span text:style-name="T85"> </text:span><text:span text:style-name="Source_20_Text"><text:span text:style-name="T85">=&gt;</text:span></text:span><text:span text:style-name="T85"> </text:span><text:span text:style-name="Source_20_Text"><text:span text:style-name="T85">x.split(" "))</text:span></text:span></text:p>
        </text:list-item>
        <text:list-item>
          <text:p text:style-name="P136">Next we want to create key-value pairs from a <text:span text:style-name="T80">input</text:span>RDD where the key is the <text:span text:style-name="T82">(stationId</text:span> <text:span text:style-name="T82">and year) </text:span></text:p>
          <text:p text:style-name="P140"><text:span text:style-name="T102">Here I am using pairsRDD as it gives me the records in the form of key,value pair. </text:span><text:span text:style-name="T103">Also I have to filter all the records based on the temptype mentioned in the second column.</text:span></text:p>
        </text:list-item>
        <text:list-item>
          <text:p text:style-name="P141"><text:span text:style-name="Source_20_Text"><text:span text:style-name="T22">val pairsRDD = </text:span></text:span><text:span text:style-name="Source_20_Text"><text:span text:style-name="T42">data</text:span></text:span><text:span text:style-name="Source_20_Text"><text:span text:style-name="T22">.map(_.split(",")).map { k =&gt; k_0,</text:span></text:span><text:span text:style-name="Source_20_Text"><text:span text:style-name="T24">(k_2,k_3))</text:span></text:span><text:span text:style-name="Source_20_Text"><text:span text:style-name="T22"> } // </text:span></text:span><text:span text:style-name="Source_20_Text"><text:span text:style-name="T25">stationId,(</text:span></text:span><text:span text:style-name="Source_20_Text"><text:span text:style-name="T26">time</text:span></text:span><text:span text:style-name="Source_20_Text"><text:span text:style-name="T25">,temp)</text:span></text:span></text:p>
        </text:list-item>
      </text:list>
      <text:list xml:id="list8022843246276720394" text:style-name="L3">
        <text:list-item>
          <text:p text:style-name="P120"><text:span text:style-name="Source_20_Text"><text:span text:style-name="T99">To just sort the values </text:span></text:span><text:span text:style-name="Source_20_Text"><text:span text:style-name="T104">based on the keys,</text:span></text:span><text:span text:style-name="Source_20_Text"><text:span text:style-name="T99">we can use:</text:span></text:span></text:p>
        </text:list-item>
      </text:list>
      <text:p text:style-name="P131"><text:tab/>val result = <text:span text:style-name="Source_20_Text"><text:span text:style-name="T22">pairsRDD</text:span></text:span>.groupByKey(<text:span text:style-name="T127">1).map(K =&gt;(K._1,K_2.sortBy(t=&gt;t._1)))</text:span></text:p>
      <text:p text:style-name="P130"><text:tab/><text:span text:style-name="T128">OR</text:span></text:p>
      <text:list xml:id="list224103685192128" text:continue-numbering="true" text:style-name="L3">
        <text:list-header>
          <text:p text:style-name="P122"><text:span text:style-name="Source_20_Text"><text:span text:style-name="T99">val listRDD = </text:span></text:span><text:span text:style-name="Source_20_Text"><text:span text:style-name="T22">pairsRDD</text:span></text:span><text:span text:style-name="Source_20_Text"><text:span text:style-name="T99">.groupByKey(</text:span></text:span><text:span text:style-name="Source_20_Text"><text:span text:style-name="T100">1</text:span></text:span><text:span text:style-name="Source_20_Text"><text:span text:style-name="T99">).mapValues(iter =&gt; iter.toList.sortBy(r =&gt; r))</text:span></text:span></text:p>
          <text:p text:style-name="P124"><text:span text:style-name="Source_20_Text"><text:span text:style-name="T105">OR</text:span></text:span></text:p>
          <text:p text:style-name="P123"><text:span text:style-name="Source_20_Text"><text:span text:style-name="T104">or we can use groupByKeyAndSortByValues() on each key to get a sorted list of values.</text:span></text:span></text:p>
          <text:p text:style-name="P121"><text:span text:style-name="Source_20_Text"><text:span text:style-name="T101">Here we group by keys and then sort By values.</text:span></text:span></text:p>
          <text:p text:style-name="P119"><text:span text:style-name="Source_20_Text"><text:span text:style-name="T85"/></text:span></text:p>
        </text:list-header>
      </text:list>
      <text:p text:style-name="P40">The scala functions which implements :</text:p>
      <text:p text:style-name="P32"/>
      <text:p text:style-name="P60"><text:span text:style-name="T66">1) </text:span><text:span text:style-name="T65">NoCombiner is groupByKey() as it g</text:span>roup<text:span text:style-name="T83">s</text:span> values with the same key. <text:span text:style-name="T83">So we emit all the that counts of each word as 1 from the map function and then groupByKey() to group and aggregate all the values for each stationId where the values are (tempType,sum) pairs. Here no combiner is used and we just group by stationId’s.</text:span></text:p>
      <text:p text:style-name="P60"/>
      <text:p text:style-name="P98"><text:span text:style-name="T94">2) </text:span><text:span text:style-name="T89">Combiner is </text:span><text:span text:style-name="Source_20_Text"><text:span text:style-name="T85">combineByKey() </text:span></text:span><text:span text:style-name="Source_20_Text"><text:span text:style-name="T89">which </text:span></text:span><text:span text:style-name="Source_20_Text"><text:span text:style-name="T85">allows me to customize </text:span></text:span><text:span text:style-name="Source_20_Text"><text:span text:style-name="T90">the </text:span></text:span><text:span text:style-name="Source_20_Text"><text:span text:style-name="T85">combining behavior. </text:span></text:span><text:span text:style-name="Source_20_Text"><text:span text:style-name="T93">We can implement a new combiner if we pass functions to the method. </text:span></text:span></text:p>
      <text:p text:style-name="P98"><text:span text:style-name="Source_20_Text"><text:span text:style-name="T85">If it’s a new element, combineByKey() uses a function we provide, called createCombiner(), to create the initial value for the accumulator on that key. </text:span></text:span></text:p>
      <text:p text:style-name="Text_20_body"><text:span text:style-name="Source_20_Text"><text:span text:style-name="T85">If it is a value we have seen before while processing that partition, it will instead use the provided function, mergeValue(), with the current value for the accumulator for that key and the new value.</text:span></text:span></text:p>
      <text:p text:style-name="Text_20_body"><text:span text:style-name="T85">Since each partition is processed independently, we can have multiple accumulators for the same key. When we are merging the results from each partition, if two or more partitions have an accumulator for the same key we merge the accumulators using the user-supplied </text:span><text:span text:style-name="Source_20_Text"><text:span text:style-name="T85">mergeCombiners()</text:span></text:span><text:span text:style-name="T85"> function.</text:span></text:p>
      <text:p text:style-name="P83"><text:soft-page-break/><text:span text:style-name="T94">3) </text:span><text:span text:style-name="T91">InMapping combiner is reduceByKey() as it </text:span><text:span text:style-name="T85">will automatically perform combining locally on each machine</text:span><text:bookmark text:name="idp8458976"/><text:bookmark text:name="idp8457360"/><text:bookmark text:name="idp8458032"/><text:span text:style-name="T85"> before computing global totals for each key. </text:span><text:span text:style-name="T92">It</text:span><text:span text:style-name="Source_20_Text"><text:span text:style-name="T92"> also</text:span></text:span><text:span text:style-name="T85"> runs several parallel reduce operations, one for each key in the dataset, where each operation combines values that have the same key.</text:span></text:p>
      <text:p text:style-name="P78"/>
      <text:p text:style-name="P59">Scala pseudo-code for <text:span text:style-name="T107">calculating average</text:span></text:p>
      <text:list xml:id="list224104306410595" text:continue-list="list4299617629414025318" text:style-name="L1">
        <text:list-item>
          <text:p text:style-name="P133">Using the context object, we create an RDD for the input file; </text:p>
          <text:p text:style-name="P133">val <text:span text:style-name="T80">input</text:span>RDD = sc.textFile(args(0))</text:p>
        </text:list-item>
      </text:list>
      <text:list xml:id="list7720528471420004493" text:style-name="L4">
        <text:list-item>
          <text:p text:style-name="P135">We first split the file based on spaces between them:</text:p>
          <text:p text:style-name="P107"><text:span text:style-name="Source_20_Text"><text:span text:style-name="T85">val</text:span></text:span><text:span text:style-name="T85"> </text:span><text:span text:style-name="Source_20_Text"><text:span text:style-name="T86">data</text:span></text:span><text:span text:style-name="T85"> </text:span><text:span text:style-name="Source_20_Text"><text:span text:style-name="T85">=</text:span></text:span><text:span text:style-name="T85"> </text:span><text:span text:style-name="T106">input</text:span><text:span text:style-name="T85">RDD</text:span><text:span text:style-name="Source_20_Text"><text:span text:style-name="T85">.flatMap(x</text:span></text:span><text:span text:style-name="T85"> </text:span><text:span text:style-name="Source_20_Text"><text:span text:style-name="T85">=&gt;</text:span></text:span><text:span text:style-name="T85"> </text:span><text:span text:style-name="Source_20_Text"><text:span text:style-name="T85">x.split(" "))</text:span></text:span></text:p>
        </text:list-item>
        <text:list-item>
          <text:p text:style-name="P137">Next we want to create key-value pairs from a <text:span text:style-name="T110">data</text:span> where the key is the <text:span text:style-name="T84">station and value is the TMAX/TMIN. And we also wanna filter only values which have TMAX or TMIN temp types.</text:span></text:p>
          <text:p text:style-name="P138">val pairs<text:span text:style-name="T118">Max</text:span>RDD = <text:span text:style-name="T18">data</text:span><text:span text:style-name="T17">.filter(</text:span><text:span text:style-name="T18">col</text:span><text:span text:style-name="T17"> =&gt; </text:span><text:span text:style-name="T18">col</text:span><text:span text:style-name="T17">(</text:span><text:span text:style-name="T113">2</text:span><text:span text:style-name="T17">) ==</text:span><text:span text:style-name="T114">"TMAX"</text:span><text:span text:style-name="T17">)</text:span></text:p>
          <text:p text:style-name="P139"><text:span text:style-name="T8"><text:s text:c="21"/><text:tab/><text:tab/>.map(</text:span><text:span text:style-name="T30">col</text:span><text:span text:style-name="T8"> =&gt; (</text:span><text:span text:style-name="T30">col</text:span><text:span text:style-name="T8">(</text:span><text:span text:style-name="T112">0</text:span><text:span text:style-name="T8">), Integer.parseInt(</text:span><text:span text:style-name="T30">col</text:span><text:span text:style-name="T8">(</text:span><text:span text:style-name="T112">3</text:span><text:span text:style-name="T8">))))</text:span></text:p>
          <text:p text:style-name="P138">val pairs<text:span text:style-name="T118">Min</text:span>RDD = <text:span text:style-name="T18">data</text:span><text:span text:style-name="T17">.filter(</text:span><text:span text:style-name="T18">col</text:span><text:span text:style-name="T17"> =&gt; </text:span><text:span text:style-name="T18">col</text:span><text:span text:style-name="T17">(</text:span><text:span text:style-name="T113">2</text:span><text:span text:style-name="T17">) ==</text:span><text:span text:style-name="T114">"</text:span><text:span text:style-name="T115">TMIN</text:span><text:span text:style-name="T114">"</text:span><text:span text:style-name="T17">)</text:span></text:p>
          <text:p text:style-name="P139"><text:span text:style-name="T8"><text:s text:c="21"/><text:tab/><text:tab/>.map(</text:span><text:span text:style-name="T30">col</text:span><text:span text:style-name="T8"> =&gt; (</text:span><text:span text:style-name="T30">col</text:span><text:span text:style-name="T8">(</text:span><text:span text:style-name="T112">0</text:span><text:span text:style-name="T8">), Integer.parseInt(</text:span><text:span text:style-name="T30">col</text:span><text:span text:style-name="T8">(</text:span><text:span text:style-name="T112">3</text:span><text:span text:style-name="T8">))))</text:span></text:p>
        </text:list-item>
        <text:list-item>
          <text:p text:style-name="P125"><text:span text:style-name="T85">We group elements by the key (</text:span><text:span text:style-name="Source_20_Text"><text:span text:style-name="T88">stationId</text:span></text:span><text:span text:style-name="T85">) </text:span><text:span text:style-name="T95">and s</text:span><text:span text:style-name="T96">umming all the temperatures for a particular key.</text:span></text:p>
        </text:list-item>
      </text:list>
      <text:list xml:id="list2220203936889184063" text:style-name="L7">
        <text:list-item>
          <text:list>
            <text:list-header>
              <text:p text:style-name="P108"><text:span text:style-name="T34">val</text:span><text:span text:style-name="T31"> </text:span><text:span text:style-name="T32">sumMax</text:span><text:span text:style-name="T31"> = </text:span><text:span text:style-name="T36">pairs</text:span><text:span text:style-name="T37">Max</text:span><text:span text:style-name="T36">RDD</text:span><text:span text:style-name="T31">.groupByKey().map(t</text:span><text:span text:style-name="T33">val</text:span><text:span text:style-name="T31">=&gt; (</text:span><text:span text:style-name="T33">tval</text:span><text:span text:style-name="T31">.</text:span><text:span text:style-name="T119">_1</text:span><text:span text:style-name="T31">, </text:span><text:span text:style-name="T33">tval</text:span><text:span text:style-name="T31">.</text:span><text:span text:style-name="T119">_2</text:span><text:span text:style-name="T31">.sum))</text:span><text:span text:style-name="T35"><text:tab/></text:span></text:p>
              <text:p text:style-name="P111"><text:span text:style-name="Source_20_Text"><text:span text:style-name="T19">val </text:span></text:span><text:span text:style-name="Source_20_Text"><text:span text:style-name="T20">sumMin</text:span></text:span><text:span text:style-name="Source_20_Text"><text:span text:style-name="T19"> = </text:span></text:span><text:span text:style-name="Source_20_Text"><text:span text:style-name="T38">pairs</text:span></text:span><text:span text:style-name="Source_20_Text"><text:span text:style-name="T39">Min</text:span></text:span><text:span text:style-name="Source_20_Text"><text:span text:style-name="T38">RDD</text:span></text:span><text:span text:style-name="Source_20_Text"><text:span text:style-name="T19">.groupByKey().map(</text:span></text:span><text:span text:style-name="Source_20_Text"><text:span text:style-name="T21">tval</text:span></text:span><text:span text:style-name="Source_20_Text"><text:span text:style-name="T19"> =&gt; (t</text:span></text:span><text:span text:style-name="Source_20_Text"><text:span text:style-name="T21">val</text:span></text:span><text:span text:style-name="Source_20_Text"><text:span text:style-name="T19">.</text:span></text:span><text:span text:style-name="Source_20_Text"><text:span text:style-name="T120">_1</text:span></text:span><text:span text:style-name="Source_20_Text"><text:span text:style-name="T19">, t</text:span></text:span><text:span text:style-name="Source_20_Text"><text:span text:style-name="T21">val</text:span></text:span><text:span text:style-name="Source_20_Text"><text:span text:style-name="T19">.</text:span></text:span><text:span text:style-name="Source_20_Text"><text:span text:style-name="T120">_2</text:span></text:span><text:span text:style-name="Source_20_Text"><text:span text:style-name="T19">.sum))</text:span></text:span></text:p>
            </text:list-header>
          </text:list>
        </text:list-item>
      </text:list>
      <text:list xml:id="list224105600809411" text:continue-list="list7720528471420004493" text:style-name="L4">
        <text:list-item>
          <text:p text:style-name="P128"><text:span text:style-name="T116">After calculating the sum we calculate the count of TMAX and TMIN entries by using foldByKey() on the RDD,</text:span></text:p>
        </text:list-item>
      </text:list>
      <text:list xml:id="list4016610945641091768" text:style-name="L8">
        <text:list-item>
          <text:list>
            <text:list-item>
              <text:list>
                <text:list-header>
                  <text:p text:style-name="P129"><text:span text:style-name="T23"><text:s text:c="4"/>val</text:span><text:span text:style-name="T27"> countBy</text:span><text:span text:style-name="T28">Max</text:span><text:span text:style-name="T27">Key = </text:span><text:span text:style-name="T40">pairs</text:span><text:span text:style-name="T41">Max</text:span><text:span text:style-name="T40">RDD</text:span><text:span text:style-name="T27">.foldByKey(0)((</text:span><text:span text:style-name="T29">c</text:span><text:span text:style-name="T27">, t) =&gt; c + 1)</text:span></text:p>
                </text:list-header>
              </text:list>
            </text:list-item>
          </text:list>
        </text:list-item>
      </text:list>
      <text:list xml:id="list224103739135152" text:continue-list="list224105600809411" text:style-name="L4">
        <text:list-header>
          <text:p text:style-name="P112"><text:tab/> <text:s text:c="3"/><text:span text:style-name="T121">val</text:span> countBy<text:span text:style-name="T123">Min</text:span>Key = <text:span text:style-name="T97">pairs</text:span><text:span text:style-name="T98">Min</text:span><text:span text:style-name="T97">RDD</text:span>.foldByKey(0)((c, t) =&gt; c+ 1) </text:p>
        </text:list-header>
        <text:list-item>
          <text:p text:style-name="P117">Then we join the above RDD’s because we need only two fields, sum and count to calculate the average temperature.</text:p>
          <text:list>
            <text:list-item>
              <text:list>
                <text:list-header>
                  <text:p text:style-name="P113"><text:span text:style-name="T121"/></text:p>
                </text:list-header>
              </text:list>
            </text:list-item>
          </text:list>
        </text:list-item>
      </text:list>
      <text:list xml:id="list684201259213736753" text:style-name="L10">
        <text:list-item>
          <text:list>
            <text:list-item>
              <text:list>
                <text:list-header>
                  <text:p text:style-name="P114"><text:span text:style-name="T121">val</text:span> <text:span text:style-name="T124">result1</text:span> = <text:span text:style-name="T122">sumMax</text:span>.join(<text:span text:style-name="T125">countByMaxKey</text:span>)</text:p>
                </text:list-header>
              </text:list>
            </text:list-item>
          </text:list>
        </text:list-item>
      </text:list>
      <text:list xml:id="list224103811311162" text:continue-list="list224103739135152" text:style-name="L4">
        <text:list-header>
          <text:p text:style-name="P113"><text:tab/><text:span text:style-name="T121">val</text:span> avg<text:span text:style-name="T126">1</text:span> = <text:span text:style-name="T124">result1</text:span>.map(<text:span text:style-name="T124">rec</text:span> =&gt; (<text:span text:style-name="T124">rec</text:span>._1, <text:span text:style-name="T124">rec</text:span>._2._1 / <text:span text:style-name="T124">rec</text:span>._2._2))</text:p>
        </text:list-header>
      </text:list>
      <text:list xml:id="list3171798322033566766" text:style-name="L13">
        <text:list-item>
          <text:list>
            <text:list-item>
              <text:list>
                <text:list-header>
                  <text:p text:style-name="P116"><text:span text:style-name="T121">val</text:span> <text:span text:style-name="T124">result2</text:span> = <text:span text:style-name="Source_20_Text"><text:span text:style-name="T117">sumMin</text:span></text:span>.join(<text:span text:style-name="T125">countByMinKey</text:span>)</text:p>
                </text:list-header>
              </text:list>
            </text:list-item>
          </text:list>
        </text:list-item>
      </text:list>
      <text:list xml:id="list6664977657170511100" text:style-name="L11">
        <text:list-header>
          <text:p text:style-name="P115"><text:tab/><text:span text:style-name="T121">val</text:span> avg<text:span text:style-name="T126">2</text:span> = <text:span text:style-name="T124">result2.</text:span>map(<text:span text:style-name="T124">rec</text:span> =&gt; (<text:span text:style-name="T124">rec</text:span>._1, <text:span text:style-name="T124">rec</text:span>._2._1 / <text:span text:style-name="T124">rec</text:span>._2._2))</text:p>
        </text:list-header>
        <text:list-item>
          <text:p text:style-name="P118">Hence avg1 and avg2 are the output avg min and avg max.</text:p>
        </text:list-item>
      </text:list>
      <text:list xml:id="list224104015559588" text:continue-list="list224103811311162" text:style-name="L4">
        <text:list-item>
          <text:list>
            <text:list-header>
              <text:p text:style-name="P109"><text:span text:style-name="Source_20_Text"><text:span text:style-name="T22"/></text:span></text:p>
            </text:list-header>
          </text:list>
        </text:list-item>
      </text:list>
      <text:p text:style-name="P110"><text:span text:style-name="Source_20_Text"><text:span text:style-name="T19"/></text:span></text:p>
      <text:p text:style-name="P110"><text:span text:style-name="Source_20_Text"><text:span text:style-name="T19"><text:tab/></text:span></text:span></text:p>
      <text:p text:style-name="P110"><text:span text:style-name="Source_20_Text"><text:span text:style-name="T19"><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1:56:13.445420216</meta:creation-date>
    <dc:date>2017-10-06T22:40:28.875171539</dc:date>
    <meta:editing-duration>PT7H19M58S</meta:editing-duration>
    <meta:editing-cycles>155</meta:editing-cycles>
    <meta:generator>LibreOffice/5.1.6.2$Linux_X86_64 LibreOffice_project/10m0$Build-2</meta:generator>
    <meta:document-statistic meta:table-count="2" meta:image-count="0" meta:object-count="0" meta:page-count="8" meta:paragraph-count="284" meta:word-count="1759" meta:character-count="12357" meta:non-whitespace-character-count="10193"/>
  </office:meta>
</office:document-meta>
</file>